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Source Sans Variable" svg:font-family="'Source Sans Variable'"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661cm"/>
    </style:style>
    <style:style style:name="co2" style:family="table-column">
      <style:table-column-properties fo:break-before="auto" style:column-width="13.635cm"/>
    </style:style>
    <style:style style:name="co3" style:family="table-column">
      <style:table-column-properties fo:break-before="auto" style:column-width="12.622cm"/>
    </style:style>
    <style:style style:name="co4" style:family="table-column">
      <style:table-column-properties fo:break-before="auto" style:column-width="2.258cm"/>
    </style:style>
    <style:style style:name="ro1" style:family="table-row">
      <style:table-row-properties style:row-height="0.6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Source Sans Variable"/>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en-brahmali</text:p>
          </table:table-cell>
          <table:table-cell office:value-type="string" calcext:value-type="string">
            <text:p>comment-en-brahmali</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pli-tv-bu-vb-ss13:0.1</text:p>
          </table:table-cell>
          <table:table-cell office:value-type="string" calcext:value-type="string">
            <text:p>Theravāda Vinaya</text:p>
          </table:table-cell>
          <table:table-cell office:value-type="string" calcext:value-type="string">
            <text:p>Theravāda Collection on Monastic Law </text:p>
          </table:table-cell>
          <table:table-cell office:value-type="string" calcext:value-type="string">
            <text:p/>
          </table:table-cell>
          <table:table-cell office:value-type="string" calcext:value-type="string">
            <text:p>&lt;article id='pli-tv-bu-vb-ss13'&gt;&lt;header&gt;&lt;ul&gt;&lt;li class='collection'&gt;{}&lt;/li&gt;</text:p>
          </table:table-cell>
          <table:table-cell table:number-columns-repeated="2"/>
        </table:table-row>
        <table:table-row table:style-name="ro1">
          <table:table-cell office:value-type="string" calcext:value-type="string">
            <text:p>pli-tv-bu-vb-ss13:0.2</text:p>
          </table:table-cell>
          <table:table-cell office:value-type="string" calcext:value-type="string">
            <text:p>Mahāvibhaṅga</text:p>
          </table:table-cell>
          <table:table-cell office:value-type="string" calcext:value-type="string">
            <text:p>The monks’ rules and their analysis </text:p>
          </table:table-cell>
          <table:table-cell office:value-type="string" calcext:value-type="string">
            <text:p/>
          </table:table-cell>
          <table:table-cell office:value-type="string" calcext:value-type="string">
            <text:p>&lt;li class='division'&gt;{}&lt;/li&gt;</text:p>
          </table:table-cell>
          <table:table-cell table:number-columns-repeated="2"/>
        </table:table-row>
        <table:table-row table:style-name="ro1">
          <table:table-cell office:value-type="string" calcext:value-type="string">
            <text:p>pli-tv-bu-vb-ss13:0.3</text:p>
          </table:table-cell>
          <table:table-cell office:value-type="string" calcext:value-type="string">
            <text:p>Saṃghādisesakaṇḍa</text:p>
          </table:table-cell>
          <table:table-cell office:value-type="string" calcext:value-type="string">
            <text:p>The chapter on offenses entailing suspension </text:p>
          </table:table-cell>
          <table:table-cell office:value-type="string" calcext:value-type="string">
            <text:p/>
          </table:table-cell>
          <table:table-cell office:value-type="string" calcext:value-type="string">
            <text:p>&lt;li class='kanda'&gt;{}&lt;/li&gt;&lt;/ul&gt;</text:p>
          </table:table-cell>
          <table:table-cell table:number-columns-repeated="2"/>
        </table:table-row>
        <table:table-row table:style-name="ro1">
          <table:table-cell office:value-type="string" calcext:value-type="string">
            <text:p>pli-tv-bu-vb-ss13:0.4</text:p>
          </table:table-cell>
          <table:table-cell office:value-type="string" calcext:value-type="string">
            <text:p>Kuladūsakasikkhāpada</text:p>
          </table:table-cell>
          <table:table-cell office:value-type="string" calcext:value-type="string">
            <text:p>The training rule on corrupters of families </text:p>
          </table:table-cell>
          <table:table-cell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pli-tv-bu-vb-ss13:1.1.0</text:p>
          </table:table-cell>
          <table:table-cell office:value-type="string" calcext:value-type="string">
            <text:p/>
          </table:table-cell>
          <table:table-cell office:value-type="string" calcext:value-type="string">
            <text:p>Origin story </text:p>
          </table:table-cell>
          <table:table-cell office:value-type="string" calcext:value-type="string">
            <text:p/>
          </table:table-cell>
          <table:table-cell office:value-type="string" calcext:value-type="string">
            <text:p>&lt;section class='vinaya-nidana'&gt;&lt;h2&gt;{}&lt;/h2&gt;</text:p>
          </table:table-cell>
          <table:table-cell table:number-columns-repeated="2"/>
        </table:table-row>
        <table:table-row table:style-name="ro1">
          <table:table-cell office:value-type="string" calcext:value-type="string">
            <text:p>pli-tv-bu-vb-ss13:1.1.1</text:p>
          </table:table-cell>
          <table:table-cell office:value-type="string" calcext:value-type="string">
            <text:p>Tena samayena buddho bhagavā sāvatthiyaṃ viharati jetavane anāthapiṇḍikassa ārāme.</text:p>
          </table:table-cell>
          <table:table-cell office:value-type="string" calcext:value-type="string">
            <text:p>At one time the Buddha was staying at Sāvatthī in the Jeta Grove, Anāthapiṇḍika’s Monastery. </text:p>
          </table:table-cell>
          <table:table-cell office:value-type="string" calcext:value-type="string">
            <text:p/>
          </table:table-cell>
          <table:table-cell office:value-type="string" calcext:value-type="string">
            <text:p>&lt;p&gt;{}</text:p>
          </table:table-cell>
          <table:table-cell office:value-type="string" calcext:value-type="string">
            <text:p>bj1.468, cck1.404, cck1.405, cck1.406, csp1ed1.275, csp2ed1.275, dr1.363, dr1.364, km2.322, km2.323, km2.324, km2.325, mc1.321, mc1.322, ms1V_1753, msdiv431, ndp1.269, ndp1.270, pts-cs1.1, pts-vp-en1.314, pts-vp-pli3.180, sc1, sya1.415, sya1.416, vri87.282</text:p>
          </table:table-cell>
          <table:table-cell/>
        </table:table-row>
        <table:table-row table:style-name="ro1">
          <table:table-cell office:value-type="string" calcext:value-type="string">
            <text:p>pli-tv-bu-vb-ss13:1.1.2</text:p>
          </table:table-cell>
          <table:table-cell office:value-type="string" calcext:value-type="string">
            <text:p>Tena kho pana samayena assajipunabbasukā nāma kīṭāgirismiṃ āvāsikā honti alajjino pāpabhikkhū.</text:p>
          </table:table-cell>
          <table:table-cell office:value-type="string" calcext:value-type="string">
            <text:p>At that time Assaji and Punabbasuka were the resident monks at Kīṭāgiri. They were bad and shameles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āma → nāma bhikkhū (si, mr)</text:p>
          </table:table-cell>
        </table:table-row>
        <table:table-row table:style-name="ro1">
          <table:table-cell office:value-type="string" calcext:value-type="string">
            <text:p>pli-tv-bu-vb-ss13:1.1.3</text:p>
          </table:table-cell>
          <table:table-cell office:value-type="string" calcext:value-type="string">
            <text:p>Te evarūpaṃ anācāraṃ ācaranti—</text:p>
          </table:table-cell>
          <table:table-cell office:value-type="string" calcext:value-type="string">
            <text:p>and they were misbehaving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1.4</text:p>
          </table:table-cell>
          <table:table-cell office:value-type="string" calcext:value-type="string">
            <text:p>mālāvacchaṃ ropentipi ropāpentipi, siñcantipi siñcāpentipi, ocinantipi ocināpentipi, ganthentipi ganthāpentipi,</text:p>
          </table:table-cell>
          <table:table-cell office:value-type="string" calcext:value-type="string">
            <text:p>They planted flowering trees, watered and plucked them, and then tied the flowers toge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1.5</text:p>
          </table:table-cell>
          <table:table-cell office:value-type="string" calcext:value-type="string">
            <text:p>ekatovaṇṭikamālaṃ karontipi kārāpentipi, ubhatovaṇṭikamālaṃ karontipi kārāpentipi,</text:p>
          </table:table-cell>
          <table:table-cell office:value-type="string" calcext:value-type="string">
            <text:p>They made the flowers into garlands, garlands with stalks on one side and garlands with stalks on both sid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1.6</text:p>
          </table:table-cell>
          <table:table-cell office:value-type="string" calcext:value-type="string">
            <text:p>mañjarikaṃ karontipi kārāpentipi, vidhūtikaṃ karontipi kārāpentipi, vaṭaṃsakaṃ karontipi kārāpentipi, āveḷaṃ karontipi kārāpentipi, uracchadaṃ karontipi kārāpentipi.</text:p>
          </table:table-cell>
          <table:table-cell office:value-type="string" calcext:value-type="string">
            <text:p>They made flower arrangements, wreaths, ornaments for the head, ornaments for the ears, and ornaments for the chest. And they had others do the same. </text:p>
          </table:table-cell>
          <table:table-cell office:value-type="string" calcext:value-type="string">
            <text:p/>
          </table:table-cell>
          <table:table-cell office:value-type="string" calcext:value-type="string">
            <text:p>{}</text:p>
          </table:table-cell>
          <table:table-cell office:value-type="string" calcext:value-type="string">
            <text:p>pts-vp-en1.315</text:p>
          </table:table-cell>
          <table:table-cell/>
        </table:table-row>
        <table:table-row table:style-name="ro1">
          <table:table-cell office:value-type="string" calcext:value-type="string">
            <text:p>pli-tv-bu-vb-ss13:1.1.7</text:p>
          </table:table-cell>
          <table:table-cell office:value-type="string" calcext:value-type="string">
            <text:p>Te kulitthīnaṃ kuladhītānaṃ kulakumārīnaṃ kulasuṇhānaṃ kuladāsīnaṃ ekatovaṇṭikamālaṃ harantipi harāpentipi, ubhatovaṇṭikamālaṃ harantipi harāpentipi, mañjarikaṃ harantipi harāpentipi, vidhūtikaṃ harantipi harāpentipi, vaṭaṃsakaṃ harantipi harāpentipi, āveḷaṃ harantipi harāpentipi, uracchadaṃ harantipi harāpentipi.</text:p>
          </table:table-cell>
          <table:table-cell office:value-type="string" calcext:value-type="string">
            <text:p>They then took these things, or sent them, to the women, the daughters, the girls, the daughter-in-laws, and the female slaves of good famili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1.8</text:p>
          </table:table-cell>
          <table:table-cell office:value-type="string" calcext:value-type="string">
            <text:p>Te kulitthīhi kuladhītāhi kulakumārīhi kulasuṇhāhi kuladāsīhi saddhiṃ ekabhājanepi bhuñjanti, ekathālakepi pivanti,</text:p>
          </table:table-cell>
          <table:table-cell office:value-type="string" calcext:value-type="string">
            <text:p>They ate from the same plates as these women and drank from the same vessel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1.9</text:p>
          </table:table-cell>
          <table:table-cell office:value-type="string" calcext:value-type="string">
            <text:p>ekāsanepi nisīdanti, ekamañcepi tuvaṭṭenti, ekattharaṇāpi tuvaṭṭenti, ekapāvuraṇāpi tuvaṭṭenti, ekattharaṇapāvuraṇāpi tuvaṭṭenti,</text:p>
          </table:table-cell>
          <table:table-cell office:value-type="string" calcext:value-type="string">
            <text:p>They sat on the same seats as them, and they lay down on the same beds, on the same sheets, under the same covers, and both on the same sheets and under the same cov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1.10</text:p>
          </table:table-cell>
          <table:table-cell office:value-type="string" calcext:value-type="string">
            <text:p>vikālepi bhuñjanti, majjampi pivanti, mālāgandhavilepanampi dhārenti,</text:p>
          </table:table-cell>
          <table:table-cell office:value-type="string" calcext:value-type="string">
            <text:p>They ate at the wrong time, drank alcohol, and wore garlands, perfumes, and cosmetic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1.11</text:p>
          </table:table-cell>
          <table:table-cell office:value-type="string" calcext:value-type="string">
            <text:p>naccantipi gāyantipi vādentipi lāsentipi,</text:p>
          </table:table-cell>
          <table:table-cell office:value-type="string" calcext:value-type="string">
            <text:p>They danced, sang, played instruments, and perform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1.12</text:p>
          </table:table-cell>
          <table:table-cell office:value-type="string" calcext:value-type="string">
            <text:p>naccantiyāpi naccanti, naccantiyāpi gāyanti, naccantiyāpi vādenti, naccantiyāpi lāsenti, gāyantiyāpi naccanti, gāyantiyāpi gāyanti, gāyantiyāpi vādenti, gāyantiyāpi lāsenti, vādentiyāpi naccanti, vādentiyāpi gāyanti, vādentiyāpi vādenti, vādentiyāpi lāsenti, lāsentiyāpi naccanti, lāsentiyāpi gāyanti, lāsentiyāpi vādenti, lāsentiyāpi lāsenti;</text:p>
          </table:table-cell>
          <table:table-cell office:value-type="string" calcext:value-type="string">
            <text:p>While the women were dancing, singing, playing instruments, and performing, so would the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2.1</text:p>
          </table:table-cell>
          <table:table-cell office:value-type="string" calcext:value-type="string">
            <text:p>aṭṭhapadepi kīḷanti, dasapadepi kīḷanti, ākāsepi kīḷanti, parihārapathepi kīḷanti, santikāyapi kīḷanti, khalikāyapi kīḷanti, ghaṭikāyapi kīḷanti, salākahatthenapi kīḷanti, akkhenapi kīḷanti, paṅgacīrenapi kīḷanti, vaṅkakenapi kīḷanti, mokkhacikāyapi kīḷanti, ciṅgulakenapi kīḷanti, pattāḷhakenapi kīḷanti, rathakenapi kīḷanti, dhanukenapi kīḷanti, akkharikāyapi kīḷanti, manesikāyapi kīḷanti, yathāvajjenapi kīḷanti.</text:p>
          </table:table-cell>
          <table:table-cell office:value-type="string" calcext:value-type="string">
            <text:p>They played various games: board games with eight and ten rows, imaginary board games, hopscotch, spillikins, dice games, tip-cat, painting-with-the-hand games, ball games, toy-pipe games, toy-plow games, turning somersaults, toy-windmill games, toy-measure games, toy-carriage games, toy-bow games, letter-guessing games, thought-guessing games, games of mimicking deformities. </text:p>
          </table:table-cell>
          <table:table-cell office:value-type="string" calcext:value-type="string">
            <text:p/>
          </table:table-cell>
          <table:table-cell office:value-type="string" calcext:value-type="string">
            <text:p>&lt;p&gt;{}&lt;/p&gt;</text:p>
          </table:table-cell>
          <table:table-cell office:value-type="string" calcext:value-type="string">
            <text:p>pts-cs1.2, pts-vp-en1.316</text:p>
          </table:table-cell>
          <table:table-cell/>
        </table:table-row>
        <table:table-row table:style-name="ro1">
          <table:table-cell office:value-type="string" calcext:value-type="string">
            <text:p>pli-tv-bu-vb-ss13:1.2.2</text:p>
          </table:table-cell>
          <table:table-cell office:value-type="string" calcext:value-type="string">
            <text:p>Hatthismimpi sikkhanti, assasmimpi sikkhanti, rathasmimpi sikkhanti, dhanusmimpi sikkhanti, tharusmimpi sikkhanti,</text:p>
          </table:table-cell>
          <table:table-cell office:value-type="string" calcext:value-type="string">
            <text:p>They trained in elephant riding, in horsemanship, in carriage riding, in archery, in swordsmanship. </text:p>
          </table:table-cell>
          <table:table-cell office:value-type="string" calcext:value-type="string">
            <text:p/>
          </table:table-cell>
          <table:table-cell office:value-type="string" calcext:value-type="string">
            <text:p>&lt;p&gt;{}</text:p>
          </table:table-cell>
          <table:table-cell office:value-type="string" calcext:value-type="string">
            <text:p>pts-vp-en1.317</text:p>
          </table:table-cell>
          <table:table-cell/>
        </table:table-row>
        <table:table-row table:style-name="ro1">
          <table:table-cell office:value-type="string" calcext:value-type="string">
            <text:p>pli-tv-bu-vb-ss13:1.2.3</text:p>
          </table:table-cell>
          <table:table-cell office:value-type="string" calcext:value-type="string">
            <text:p>hatthissapi purato dhāvanti, assassapi purato dhāvanti, rathassapi purato dhāvantipi ādhāvantipi,</text:p>
          </table:table-cell>
          <table:table-cell office:value-type="string" calcext:value-type="string">
            <text:p>And they ran in front of elephants, horses, and carriages, and they ran backwards and forward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urato → purato dhāvanti (bj, sya-all, pts1ed)</text:p>
          </table:table-cell>
        </table:table-row>
        <table:table-row table:style-name="ro1">
          <table:table-cell office:value-type="string" calcext:value-type="string">
            <text:p>pli-tv-bu-vb-ss13:1.2.4</text:p>
          </table:table-cell>
          <table:table-cell office:value-type="string" calcext:value-type="string">
            <text:p>usseḷentipi, apphoṭentipi, nibbujjhantipi, muṭṭhīhipi yujjhanti,</text:p>
          </table:table-cell>
          <table:table-cell office:value-type="string" calcext:value-type="string">
            <text:p>They whistled, clapped their hands, wrestled, and box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2.5</text:p>
          </table:table-cell>
          <table:table-cell office:value-type="string" calcext:value-type="string">
            <text:p>raṅgamajjhepi saṅghāṭiṃ pattharitvā naccakiṃ evaṃ vadanti—“idha, bhagini, naccassū”ti, nalāṭikampi denti, vividhampi anācāraṃ ācaranti.</text:p>
          </table:table-cell>
          <table:table-cell office:value-type="string" calcext:value-type="string">
            <text:p>They spread their outer robe on a stage and said to the dancing girls, “Dance here, Sister,” and they made gestures of approval. And they misbehaved in a variety of ways. </text:p>
          </table:table-cell>
          <table:table-cell office:value-type="string" calcext:value-type="string">
            <text:p/>
          </table:table-cell>
          <table:table-cell office:value-type="string" calcext:value-type="string">
            <text:p>{}&lt;/p&gt;</text:p>
          </table:table-cell>
          <table:table-cell office:value-type="string" calcext:value-type="string">
            <text:p>pts-vp-en1.318</text:p>
          </table:table-cell>
          <table:table-cell office:value-type="string" calcext:value-type="string">
            <text:p>naccakiṃ → naccantiṃ (bj, sya-all)</text:p>
          </table:table-cell>
        </table:table-row>
        <table:table-row table:style-name="ro1">
          <table:table-cell office:value-type="string" calcext:value-type="string">
            <text:p>pli-tv-bu-vb-ss13:1.3.1</text:p>
          </table:table-cell>
          <table:table-cell office:value-type="string" calcext:value-type="string">
            <text:p>Tena kho pana samayena aññataro bhikkhu kāsīsu vassaṃvuṭṭho sāvatthiṃ gacchanto bhagavantaṃ dassanāya, yena kīṭāgiri tadavasari.</text:p>
          </table:table-cell>
          <table:table-cell office:value-type="string" calcext:value-type="string">
            <text:p>Just then a certain monk who had completed the rainys residence in Kāsī was on his way to see the Buddha at Sāvatthī when he arrived at Kīṭāgiri. </text:p>
          </table:table-cell>
          <table:table-cell office:value-type="string" calcext:value-type="string">
            <text:p/>
          </table:table-cell>
          <table:table-cell office:value-type="string" calcext:value-type="string">
            <text:p>&lt;p&gt;{}</text:p>
          </table:table-cell>
          <table:table-cell office:value-type="string" calcext:value-type="string">
            <text:p>km2.326, ms1V_1754, msdiv432, pts-cs1.3, pts-vp-pli3.181, sc2, sya1.417</text:p>
          </table:table-cell>
          <table:table-cell/>
        </table:table-row>
        <table:table-row table:style-name="ro1">
          <table:table-cell office:value-type="string" calcext:value-type="string">
            <text:p>pli-tv-bu-vb-ss13:1.3.2</text:p>
          </table:table-cell>
          <table:table-cell office:value-type="string" calcext:value-type="string">
            <text:p>Atha kho so bhikkhu pubbaṇhasamayaṃ nivāsetvā pattacīvaramādāya kīṭāgiriṃ piṇḍāya pāvisi</text:p>
          </table:table-cell>
          <table:table-cell office:value-type="string" calcext:value-type="string">
            <text:p>In the morning he robed up, took his bowl and robe, and entered Kīṭāgiri to collect alms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3.3</text:p>
          </table:table-cell>
          <table:table-cell office:value-type="string" calcext:value-type="string">
            <text:p>pāsādikena abhikkantena paṭikkantena ālokitena vilokitena samiñjitena pasāritena okkhittacakkhu iriyāpathasampanno.</text:p>
          </table:table-cell>
          <table:table-cell office:value-type="string" calcext:value-type="string">
            <text:p>He was pleasing in the way he entered and returned, in looking at and in looking away, in drawing in and stretching out his arms; his eyes were lowered, and he was perfect in deportm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3.4</text:p>
          </table:table-cell>
          <table:table-cell office:value-type="string" calcext:value-type="string">
            <text:p>Manussā taṃ bhikkhuṃ passitvā evamāhaṃsu—“kvāyaṃ abalabalo viya mandamando viya bhākuṭikabhākuṭiko viya? Ko imassa upagatassa piṇḍakaṃ dassati? Amhākaṃ pana ayyā assajipunabbasukā saṇhā sakhilā sukhasambhāsā mihitapubbaṅgamā ehisvāgatavādino abbhākuṭikā uttānamukhā pubbabhāsino. Tesaṃ kho nāma piṇḍo dātabbo”ti.</text:p>
          </table:table-cell>
          <table:table-cell office:value-type="string" calcext:value-type="string">
            <text:p>When people saw him, they said, “Who is this, acting like a fool, like a dullard, continuously frowning? Who will give almsfood to him? Almsfood should instead be given to our Venerables Assaji and Punabbasuka, for they are gentle, congenial, pleasant to speak with, greeting one with a smile, welcoming, friendly, open, the first to spea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3.5</text:p>
          </table:table-cell>
          <table:table-cell office:value-type="string" calcext:value-type="string">
            <text:p>Addasā kho aññataro upāsako taṃ bhikkhuṃ kīṭāgirismiṃ piṇḍāya carantaṃ.</text:p>
          </table:table-cell>
          <table:table-cell office:value-type="string" calcext:value-type="string">
            <text:p>A certain lay follower saw that monk walking for alms in Kīṭāgiri. </text:p>
          </table:table-cell>
          <table:table-cell office:value-type="string" calcext:value-type="string">
            <text:p/>
          </table:table-cell>
          <table:table-cell office:value-type="string" calcext:value-type="string">
            <text:p>&lt;p&gt;{}</text:p>
          </table:table-cell>
          <table:table-cell office:value-type="string" calcext:value-type="string">
            <text:p>bj1.470, cck1.407, csp1ed1.276, csp2ed1.276, dr1.365, km2.327, mc1.323, ms1V_1755, ndp1.271, sc3, sya1.418, vri87.283</text:p>
          </table:table-cell>
          <table:table-cell/>
        </table:table-row>
        <table:table-row table:style-name="ro1">
          <table:table-cell office:value-type="string" calcext:value-type="string">
            <text:p>pli-tv-bu-vb-ss13:1.3.6</text:p>
          </table:table-cell>
          <table:table-cell office:value-type="string" calcext:value-type="string">
            <text:p>Disvāna yena so bhikkhu tenupasaṅkami; upasaṅkamitvā taṃ bhikkhuṃ abhivādetvā etadavoca—“api, bhante, piṇḍo labbhatī”ti?</text:p>
          </table:table-cell>
          <table:table-cell office:value-type="string" calcext:value-type="string">
            <text:p>He approached him, bowed, and said, “Venerable, have you received any almsfo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3.7</text:p>
          </table:table-cell>
          <table:table-cell office:value-type="string" calcext:value-type="string">
            <text:p>“Na kho, āvuso, piṇḍo labbhatī”ti.</text:p>
          </table:table-cell>
          <table:table-cell office:value-type="string" calcext:value-type="string">
            <text:p>“No, I haven’t.” </text:p>
          </table:table-cell>
          <table:table-cell office:value-type="string" calcext:value-type="string">
            <text:p/>
          </table:table-cell>
          <table:table-cell office:value-type="string" calcext:value-type="string">
            <text:p>&lt;p&gt;{}&lt;/p&gt;</text:p>
          </table:table-cell>
          <table:table-cell office:value-type="string" calcext:value-type="string">
            <text:p>pts-vp-en1.319</text:p>
          </table:table-cell>
          <table:table-cell/>
        </table:table-row>
        <table:table-row table:style-name="ro1">
          <table:table-cell office:value-type="string" calcext:value-type="string">
            <text:p>pli-tv-bu-vb-ss13:1.3.8</text:p>
          </table:table-cell>
          <table:table-cell office:value-type="string" calcext:value-type="string">
            <text:p>“Ehi, bhante, gharaṃ gamissāmā”ti.</text:p>
          </table:table-cell>
          <table:table-cell office:value-type="string" calcext:value-type="string">
            <text:p>“Come, let’s go to my hou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ss13:1.4.1</text:p>
          </table:table-cell>
          <table:table-cell office:value-type="string" calcext:value-type="string">
            <text:p>Atha kho so upāsako taṃ bhikkhuṃ gharaṃ netvā bhojetvā etadavoca—</text:p>
          </table:table-cell>
          <table:table-cell office:value-type="string" calcext:value-type="string">
            <text:p>He took that monk to his house and gave him a meal. </text:p>
          </table:table-cell>
          <table:table-cell office:value-type="string" calcext:value-type="string">
            <text:p/>
          </table:table-cell>
          <table:table-cell office:value-type="string" calcext:value-type="string">
            <text:p>&lt;p&gt;{}</text:p>
          </table:table-cell>
          <table:table-cell office:value-type="string" calcext:value-type="string">
            <text:p>pts-cs1.4</text:p>
          </table:table-cell>
          <table:table-cell/>
        </table:table-row>
        <table:table-row table:style-name="ro1">
          <table:table-cell office:value-type="string" calcext:value-type="string">
            <text:p>pli-tv-bu-vb-ss13:1.4.2</text:p>
          </table:table-cell>
          <table:table-cell office:value-type="string" calcext:value-type="string">
            <text:p>“kahaṃ, bhante, ayyo gamissatī”ti?</text:p>
          </table:table-cell>
          <table:table-cell office:value-type="string" calcext:value-type="string">
            <text:p>“Where are you going, Venerabl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4.3</text:p>
          </table:table-cell>
          <table:table-cell office:value-type="string" calcext:value-type="string">
            <text:p>“Sāvatthiṃ kho ahaṃ, āvuso, gamissāmi bhagavantaṃ dassanāyā”ti.</text:p>
          </table:table-cell>
          <table:table-cell office:value-type="string" calcext:value-type="string">
            <text:p>“I’m going to Sāvatthī to see the Buddh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ss13:1.4.4</text:p>
          </table:table-cell>
          <table:table-cell office:value-type="string" calcext:value-type="string">
            <text:p>“Tena hi, bhante, mama vacanena bhagavato pāde sirasā vanda, evañca vadehi—</text:p>
          </table:table-cell>
          <table:table-cell office:value-type="string" calcext:value-type="string">
            <text:p>“Well then, would you please pay respect at the Buddha’s feet in my name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4.5</text:p>
          </table:table-cell>
          <table:table-cell office:value-type="string" calcext:value-type="string">
            <text:p>‘duṭṭho, bhante, kīṭāgirismiṃ āvāso.</text:p>
          </table:table-cell>
          <table:table-cell office:value-type="string" calcext:value-type="string">
            <text:p>‘Venerable Sir, the monastery at Kīṭāgiri has been corrup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4.6</text:p>
          </table:table-cell>
          <table:table-cell office:value-type="string" calcext:value-type="string">
            <text:p>Assajipunabbasukā nāma kīṭāgirismiṃ āvāsikā alajjino pāpabhikkhū.</text:p>
          </table:table-cell>
          <table:table-cell office:value-type="string" calcext:value-type="string">
            <text:p>Assaji and Punabbasuka are the resident monks there. They are bad and shamel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4.7</text:p>
          </table:table-cell>
          <table:table-cell office:value-type="string" calcext:value-type="string">
            <text:p>Te evarūpaṃ anācāraṃ ācaranti—</text:p>
          </table:table-cell>
          <table:table-cell office:value-type="string" calcext:value-type="string">
            <text:p>and they are misbehaving in a variety of w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4.8</text:p>
          </table:table-cell>
          <table:table-cell office:value-type="string" calcext:value-type="string">
            <text:p>mālāvacchaṃ ropentipi ropāpentipi, siñcantipi siñcāpentipi …pe… vividhampi anācāraṃ ācaranti.</text:p>
          </table:table-cell>
          <table:table-cell office:value-type="string" calcext:value-type="string">
            <text:p>They plant flowering trees, water them … And they are misbehaving in a variety of w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4.9</text:p>
          </table:table-cell>
          <table:table-cell office:value-type="string" calcext:value-type="string">
            <text:p>Yepi te, bhante, manussā pubbe saddhā ahesuṃ pasannā tepi etarahi assaddhā appasannā.</text:p>
          </table:table-cell>
          <table:table-cell office:value-type="string" calcext:value-type="string">
            <text:p>Those people who previously had faith and confidence have now los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4.10</text:p>
          </table:table-cell>
          <table:table-cell office:value-type="string" calcext:value-type="string">
            <text:p>Yānipi tāni saṃghassa pubbe dānapathāni tānipi etarahi upacchinnāni.</text:p>
          </table:table-cell>
          <table:table-cell office:value-type="string" calcext:value-type="string">
            <text:p>and there is no longer any support for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4.11</text:p>
          </table:table-cell>
          <table:table-cell office:value-type="string" calcext:value-type="string">
            <text:p>Riñcanti pesalā bhikkhū, nivasanti pāpabhikkhū.</text:p>
          </table:table-cell>
          <table:table-cell office:value-type="string" calcext:value-type="string">
            <text:p>The good monks have left and the bad monks are staying 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4.12</text:p>
          </table:table-cell>
          <table:table-cell office:value-type="string" calcext:value-type="string">
            <text:p>Sādhu, bhante, bhagavā kīṭāgiriṃ bhikkhū pahiṇeyya yathāyaṃ kīṭāgirismiṃ āvāso saṇṭhaheyyā’”ti.</text:p>
          </table:table-cell>
          <table:table-cell office:value-type="string" calcext:value-type="string">
            <text:p>Sir, please send monks to stay at the monastery at Kīṭāgiri.’”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5.1</text:p>
          </table:table-cell>
          <table:table-cell office:value-type="string" calcext:value-type="string">
            <text:p>“Evamāvuso”ti kho so bhikkhu tassa upāsakassa paṭissutvā yena sāvatthi tena pakkāmi.</text:p>
          </table:table-cell>
          <table:table-cell office:value-type="string" calcext:value-type="string">
            <text:p>The monk consented, got up, and left for Sāvatthī. </text:p>
          </table:table-cell>
          <table:table-cell office:value-type="string" calcext:value-type="string">
            <text:p/>
          </table:table-cell>
          <table:table-cell office:value-type="string" calcext:value-type="string">
            <text:p>&lt;p&gt;{}</text:p>
          </table:table-cell>
          <table:table-cell office:value-type="string" calcext:value-type="string">
            <text:p>cck1.408, cck1.409, csp1ed1.277, csp2ed1.277, dr1.366, km2.328, km2.329, km2.330, mc1.324, ms1V_1756, ndp1.272, pts-cs1.5, pts-vp-pli3.182, sc4, sya1.419</text:p>
          </table:table-cell>
          <table:table-cell/>
        </table:table-row>
        <table:table-row table:style-name="ro1">
          <table:table-cell office:value-type="string" calcext:value-type="string">
            <text:p>pli-tv-bu-vb-ss13:1.5.2</text:p>
          </table:table-cell>
          <table:table-cell office:value-type="string" calcext:value-type="string">
            <text:p>Anupubbena yena sāvatthi jetavanaṃ anāthapiṇḍikassa ārāmo yena bhagavā tenupasaṅkami; upasaṅkamitvā bhagavantaṃ abhivādetvā ekamantaṃ nisīdi.</text:p>
          </table:table-cell>
          <table:table-cell office:value-type="string" calcext:value-type="string">
            <text:p>When he eventually arrived at Sāvatthī, he went to the Buddha in the Jeta Grove, Anāthapiṇḍika’s Monastery. He bowed to the Buddha and sat do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3</text:p>
          </table:table-cell>
          <table:table-cell office:value-type="string" calcext:value-type="string">
            <text:p>Āciṇṇaṃ kho panetaṃ buddhānaṃ bhagavantānaṃ āgantukehi bhikkhūhi saddhiṃ paṭisammodituṃ.</text:p>
          </table:table-cell>
          <table:table-cell office:value-type="string" calcext:value-type="string">
            <text:p>Since it is the custom for Buddhas to greet newly arrived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4</text:p>
          </table:table-cell>
          <table:table-cell office:value-type="string" calcext:value-type="string">
            <text:p>Atha kho bhagavā taṃ bhikkhuṃ etadavoca—</text:p>
          </table:table-cell>
          <table:table-cell office:value-type="string" calcext:value-type="string">
            <text:p>the Buddha said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5</text:p>
          </table:table-cell>
          <table:table-cell office:value-type="string" calcext:value-type="string">
            <text:p>“kacci, bhikkhu, khamanīyaṃ kacci yāpanīyaṃ,</text:p>
          </table:table-cell>
          <table:table-cell office:value-type="string" calcext:value-type="string">
            <text:p>“I hope you’re keeping well, monk, I hope you’re comfortable;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ss13:1.5.6</text:p>
          </table:table-cell>
          <table:table-cell office:value-type="string" calcext:value-type="string">
            <text:p>kaccisi appakilamathena addhānaṃ āgato,</text:p>
          </table:table-cell>
          <table:table-cell office:value-type="string" calcext:value-type="string">
            <text:p>I hope you’re not tired from traveling.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ss13:1.5.7</text:p>
          </table:table-cell>
          <table:table-cell office:value-type="string" calcext:value-type="string">
            <text:p>kuto ca tvaṃ, bhikkhu, āgacchasī”ti?</text:p>
          </table:table-cell>
          <table:table-cell office:value-type="string" calcext:value-type="string">
            <text:p>And where have you come fro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5.8</text:p>
          </table:table-cell>
          <table:table-cell office:value-type="string" calcext:value-type="string">
            <text:p>“Khamanīyaṃ, bhagavā, yāpanīyaṃ, bhagavā.</text:p>
          </table:table-cell>
          <table:table-cell office:value-type="string" calcext:value-type="string">
            <text:p>“I’m keeping well, Sir, I’m comfortable; </text:p>
          </table:table-cell>
          <table:table-cell office:value-type="string" calcext:value-type="string">
            <text:p/>
          </table:table-cell>
          <table:table-cell office:value-type="string" calcext:value-type="string">
            <text:p>&lt;p&gt;{} </text:p>
          </table:table-cell>
          <table:table-cell table:number-columns-repeated="2"/>
        </table:table-row>
        <table:table-row table:style-name="ro1">
          <table:table-cell office:value-type="string" calcext:value-type="string">
            <text:p>pli-tv-bu-vb-ss13:1.5.9</text:p>
          </table:table-cell>
          <table:table-cell office:value-type="string" calcext:value-type="string">
            <text:p>Appakilamathena cāhaṃ, bhante, addhānaṃ āgato.</text:p>
          </table:table-cell>
          <table:table-cell office:value-type="string" calcext:value-type="string">
            <text:p>I’m not tired from travel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10</text:p>
          </table:table-cell>
          <table:table-cell office:value-type="string" calcext:value-type="string">
            <text:p>Idhāhaṃ, bhante, kāsīsu vassaṃvuṭṭho sāvatthiṃ āgacchanto bhagavantaṃ dassanāya yena kīṭāgiri tadavasariṃ.</text:p>
          </table:table-cell>
          <table:table-cell office:value-type="string" calcext:value-type="string">
            <text:p>He then told the Buddha all that had happened at Kīṭāgiri, </text:p>
          </table:table-cell>
          <table:table-cell office:value-type="string" calcext:value-type="string">
            <text:p/>
          </table:table-cell>
          <table:table-cell office:value-type="string" calcext:value-type="string">
            <text:p>{}</text:p>
          </table:table-cell>
          <table:table-cell office:value-type="string" calcext:value-type="string">
            <text:p>pts-vp-en1.320</text:p>
          </table:table-cell>
          <table:table-cell/>
        </table:table-row>
        <table:table-row table:style-name="ro1">
          <table:table-cell office:value-type="string" calcext:value-type="string">
            <text:p>pli-tv-bu-vb-ss13:1.5.11</text:p>
          </table:table-cell>
          <table:table-cell office:value-type="string" calcext:value-type="string">
            <text:p>Atha khvāhaṃ, bhante, pubbaṇhasamayaṃ nivāsetvā pattacīvaramādāya kīṭāgiriṃ piṇḍāya pāvisi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12</text:p>
          </table:table-cell>
          <table:table-cell office:value-type="string" calcext:value-type="string">
            <text:p>Addasā kho maṃ, bhante, aññataro upāsako kīṭāgirismiṃ piṇḍāya carant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13</text:p>
          </table:table-cell>
          <table:table-cell office:value-type="string" calcext:value-type="string">
            <text:p>Disvāna yenāhaṃ tenupasaṅkami; upasaṅkamitvā maṃ abhivādetvā etadavoca—‘api, bhante, piṇḍo labbhat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5.14</text:p>
          </table:table-cell>
          <table:table-cell office:value-type="string" calcext:value-type="string">
            <text:p>‘Na kho, āvuso, piṇḍo labbhatī’ti.</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ss13:1.5.15</text:p>
          </table:table-cell>
          <table:table-cell office:value-type="string" calcext:value-type="string">
            <text:p>‘Ehi, bhante, gharaṃ gamissāmā’ti.</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ss13:1.5.16</text:p>
          </table:table-cell>
          <table:table-cell office:value-type="string" calcext:value-type="string">
            <text:p>Atha kho, bhante, so upāsako maṃ gharaṃ netvā bhojetvā etadavo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5.17</text:p>
          </table:table-cell>
          <table:table-cell office:value-type="string" calcext:value-type="string">
            <text:p>‘kahaṃ, bhante, ayyo gamissat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5.18</text:p>
          </table:table-cell>
          <table:table-cell office:value-type="string" calcext:value-type="string">
            <text:p>‘Sāvatthiṃ kho ahaṃ, āvuso, gamissāmi bhagavantaṃ dassanāyā’ti.</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ss13:1.5.19</text:p>
          </table:table-cell>
          <table:table-cell office:value-type="string" calcext:value-type="string">
            <text:p>Tena hi, bhante, mama vacanena bhagavato pāde sirasā vanda, evañca vadeh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5.20</text:p>
          </table:table-cell>
          <table:table-cell office:value-type="string" calcext:value-type="string">
            <text:p>‘duṭṭho, bhante, kīṭāgirismiṃ āvās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21</text:p>
          </table:table-cell>
          <table:table-cell office:value-type="string" calcext:value-type="string">
            <text:p>assajipunabbasukā nāma kīṭāgirismiṃ āvāsikā alajjino pāpabhikkhū.</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22</text:p>
          </table:table-cell>
          <table:table-cell office:value-type="string" calcext:value-type="string">
            <text:p>Te evarūpaṃ anācāraṃ ācar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23</text:p>
          </table:table-cell>
          <table:table-cell office:value-type="string" calcext:value-type="string">
            <text:p>mālāvacchaṃ ropentipi ropāpentipi, siñcantipi siñcāpentipi …pe… vividhampi anācāraṃ ācar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24</text:p>
          </table:table-cell>
          <table:table-cell office:value-type="string" calcext:value-type="string">
            <text:p>Yepi te, bhante, manussā pubbe saddhā ahesuṃ pasannā tepi etarahi assaddhā appasann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25</text:p>
          </table:table-cell>
          <table:table-cell office:value-type="string" calcext:value-type="string">
            <text:p>yānipi tāni saṃghassa pubbe dānapathāni tānipi etarahi upacchinnān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26</text:p>
          </table:table-cell>
          <table:table-cell office:value-type="string" calcext:value-type="string">
            <text:p>riñcanti pesalā bhikkhū nivasanti pāpabhikkhū.</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27</text:p>
          </table:table-cell>
          <table:table-cell office:value-type="string" calcext:value-type="string">
            <text:p>Sādhu, bhante, bhagavā kīṭāgiriṃ bhikkhū pahiṇeyya yathāyaṃ kīṭāgirismiṃ āvāso saṇṭhaheyy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5.28</text:p>
          </table:table-cell>
          <table:table-cell office:value-type="string" calcext:value-type="string">
            <text:p>Tato ahaṃ, bhagavā, āgacchāmī”ti.</text:p>
          </table:table-cell>
          <table:table-cell office:value-type="string" calcext:value-type="string">
            <text:p>adding, “That’s where I’ve come from, Si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6.1</text:p>
          </table:table-cell>
          <table:table-cell office:value-type="string" calcext:value-type="string">
            <text:p>Atha kho bhagavā etasmiṃ nidāne etasmiṃ pakaraṇe bhikkhusaṃghaṃ sannipātāpetvā bhikkhū paṭipucchi—</text:p>
          </table:table-cell>
          <table:table-cell office:value-type="string" calcext:value-type="string">
            <text:p>Soon afterwards the Buddha had the Sangha assembled and questioned the monks: </text:p>
          </table:table-cell>
          <table:table-cell office:value-type="string" calcext:value-type="string">
            <text:p/>
          </table:table-cell>
          <table:table-cell office:value-type="string" calcext:value-type="string">
            <text:p>&lt;p&gt;{}</text:p>
          </table:table-cell>
          <table:table-cell office:value-type="string" calcext:value-type="string">
            <text:p>bj1.472, bj1.474, cck1.410, cck1.411, cck1.412, csp1ed1.278, csp2ed1.278, dr1.367, dr1.368, dr1.369, km2.331, km2.332, km2.333, km2.334, km2.335, mc1.325, ms1V_1757, msdiv433, pts-cs1.6, sc5, sya1.420, sya1.421, sya1.422, vri87.284, vri87.285</text:p>
          </table:table-cell>
          <table:table-cell/>
        </table:table-row>
        <table:table-row table:style-name="ro1">
          <table:table-cell office:value-type="string" calcext:value-type="string">
            <text:p>pli-tv-bu-vb-ss13:1.6.2</text:p>
          </table:table-cell>
          <table:table-cell office:value-type="string" calcext:value-type="string">
            <text:p>“saccaṃ kira, bhikkhave, assajipunabbasukā nāma kīṭāgirismiṃ āvāsikā alajjino pāpabhikkhū te evarūpaṃ anācāraṃ ācaranti—</text:p>
          </table:table-cell>
          <table:table-cell office:value-type="string" calcext:value-type="string">
            <text:p>“Is it true, monks, that the bad and shameless monks Assaji and Punabbasuka are misbehaving in this way at Kīṭāgiri?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3</text:p>
          </table:table-cell>
          <table:table-cell office:value-type="string" calcext:value-type="string">
            <text:p>mālāvacchaṃ ropentipi ropāpentipi, siñcantipi siñcāpentipi …pe… vividhampi anācāraṃ ācar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4</text:p>
          </table:table-cell>
          <table:table-cell office:value-type="string" calcext:value-type="string">
            <text:p>yepi te, bhikkhave, manussā pubbe saddhā ahesuṃ pasannā tepi etarahi assaddhā appasannā;</text:p>
          </table:table-cell>
          <table:table-cell office:value-type="string" calcext:value-type="string">
            <text:p>And is it true that those people who previously had faith and confidence have now los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5</text:p>
          </table:table-cell>
          <table:table-cell office:value-type="string" calcext:value-type="string">
            <text:p>yānipi tāni saṃghassa pubbe dānapathāni tānipi etarahi upacchinnāni;</text:p>
          </table:table-cell>
          <table:table-cell office:value-type="string" calcext:value-type="string">
            <text:p>that there is no longer any support for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6</text:p>
          </table:table-cell>
          <table:table-cell office:value-type="string" calcext:value-type="string">
            <text:p>riñcanti pesalā bhikkhū nivasanti pāpabhikkhū”ti?</text:p>
          </table:table-cell>
          <table:table-cell office:value-type="string" calcext:value-type="string">
            <text:p>and that the good monks have left and the bad monks are staying 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6.7</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ss13:1.6.8</text:p>
          </table:table-cell>
          <table:table-cell office:value-type="string" calcext:value-type="string">
            <text:p>Vigarahi buddho bhagavā …pe…</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6.9</text:p>
          </table:table-cell>
          <table:table-cell office:value-type="string" calcext:value-type="string">
            <text:p>kathañhi nāma te, bhikkhave, moghapurisā evarūpaṃ anācāraṃ ācarissanti—</text:p>
          </table:table-cell>
          <table:table-cell office:value-type="string" calcext:value-type="string">
            <text:p>“Monks, how can those foolish men misbehave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10</text:p>
          </table:table-cell>
          <table:table-cell office:value-type="string" calcext:value-type="string">
            <text:p>mālāvacchaṃ ropessantipi ropāpessantipi, sañcissantipi siñcāpessantipi, ocinissantipi ocināpessantipi, ganthissantipi ganthāpessantip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11</text:p>
          </table:table-cell>
          <table:table-cell office:value-type="string" calcext:value-type="string">
            <text:p>ekatovaṇṭikamālaṃ karissantipi kārāpessantipi, ubhatovaṇṭikamālaṃ karissantipi kārāpessantip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12</text:p>
          </table:table-cell>
          <table:table-cell office:value-type="string" calcext:value-type="string">
            <text:p>mañjarikaṃ karissantipi kārāpessantipi, vidhūtikaṃ karissantipi kārāpessantipi, vaṭaṃsakaṃ karissantipi kārāpessantipi, āveḷaṃ karissantipi kārāpessantipi, uracchadaṃ karissantipi kārāpessantip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13</text:p>
          </table:table-cell>
          <table:table-cell office:value-type="string" calcext:value-type="string">
            <text:p>Te kulitthīnaṃ kuladhītānaṃ kulakumārīnaṃ kulasuṇhānaṃ kuladāsīnaṃ ekatovaṇṭikamālaṃ harissantipi hārāpessantipi, ubhatovaṇṭikamālaṃ harissantipi hārāpessantipi, mañjarikaṃ harissantipi hārāpessantipi, vidhūtikaṃ harissantipi hārāpessantipi, vaṭaṃsakaṃ harissantipi hārāpessantipi, āveḷaṃ harissantipi hārāpessantipi, uracchadaṃ harissantipi hārāpessantip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14</text:p>
          </table:table-cell>
          <table:table-cell office:value-type="string" calcext:value-type="string">
            <text:p>Te kulitthīhi kuladhītāhi kulakumārīhi kulasuṇhāhi kuladāsīhi saddhiṃ ekabhājanepi bhuñjissanti, ekathālakepi pivissanti, ekāsanepi nisīdissanti, ekamañcepi tuvaṭṭissanti, ekattharaṇāpi tuvaṭṭissanti, ekapāvuraṇāpi tuvaṭṭissanti, ekattharaṇapāvuraṇāpi tuvaṭṭis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15</text:p>
          </table:table-cell>
          <table:table-cell office:value-type="string" calcext:value-type="string">
            <text:p>vikālepi bhuñjissanti, majjampi pivissanti, mālāgandhavilepanampi dhāris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16</text:p>
          </table:table-cell>
          <table:table-cell office:value-type="string" calcext:value-type="string">
            <text:p>naccissantipi gāyissantipi vādessantipi lāsessantip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17</text:p>
          </table:table-cell>
          <table:table-cell office:value-type="string" calcext:value-type="string">
            <text:p>naccantiyāpi naccissanti naccantiyāpi gāyissanti naccantiyāpi vādessanti naccantiyāpi lāsessanti, gāyantiyāpi naccissanti gāyantiyāpi gāyissanti gāyantiyāpi vādessanti gāyantiyāpi lāsessanti, vādentiyāpi naccissanti vādentiyāpi gāyissanti vādentiyāpi vādessanti vādentiyāpi lāsessanti, lāsentiyāpi naccissanti lāsentiyāpi gāyissanti lāsentiyāpi vādessanti lāsentiyāpi lāsess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6.18</text:p>
          </table:table-cell>
          <table:table-cell office:value-type="string" calcext:value-type="string">
            <text:p>aṭṭhapadepi kīḷissanti dasapadepi kīḷissanti, ākāsepi kīḷissanti, parihārapathepi kīḷissanti, santikāyapi kīḷissanti, khalikāyapi kīḷissanti, ghaṭikāyapi kīḷissanti, salākahatthenapi kīḷissanti, akkhenapi kīḷissanti, paṅgacīrenapi kīḷissanti, vaṅkakenapi kīḷissanti, mokkhacikāyapi kīḷissanti, ciṅgulakenapi kīḷissanti, pattāḷhakenapi kīḷissanti, rathakenapi kīḷissanti, dhanukenapi kīḷissanti, akkharikāyapi kīḷissanti, manesikāyapi kīḷissanti, yathāvajjenapi kīḷissanti,</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ss13:1.6.19</text:p>
          </table:table-cell>
          <table:table-cell office:value-type="string" calcext:value-type="string">
            <text:p>hatthismimpi sikkhissanti, assasmimpi sikkhissanti, rathasmimpi sikkhissanti, dhanusmimpi sikkhissanti, tharusmimpi sikkhiss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6.20</text:p>
          </table:table-cell>
          <table:table-cell table:style-name="ce1" office:value-type="string" calcext:value-type="string">
            <text:p>hatthissapi purato dhāvissanti, assassapi purato dhāvissanti, rathassapi purato dhāvissantipi ādhāvissantipi</text:p>
          </table:table-cell>
          <table:table-cell table:number-columns-repeated="2"/>
          <table:table-cell office:value-type="string" calcext:value-type="string">
            <text:p>{}</text:p>
          </table:table-cell>
          <table:table-cell table:number-columns-repeated="2"/>
        </table:table-row>
        <table:table-row table:style-name="ro1">
          <table:table-cell office:value-type="string" calcext:value-type="string">
            <text:p>pli-tv-bu-vb-ss13:1.6.21</text:p>
          </table:table-cell>
          <table:table-cell office:value-type="string" calcext:value-type="string">
            <text:p>usseḷessantipi, apphoṭessantipi, nibbujjhissantipi, muṭṭhīhipi yujjhissanti,</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rathassapi purato dhāvissantipi → purato dhāvissanti dhāvissantipi (bj, sya-all)</text:p>
          </table:table-cell>
        </table:table-row>
        <table:table-row table:style-name="ro1">
          <table:table-cell office:value-type="string" calcext:value-type="string">
            <text:p>pli-tv-bu-vb-ss13:1.6.22</text:p>
          </table:table-cell>
          <table:table-cell office:value-type="string" calcext:value-type="string">
            <text:p>raṅgamajjhepi saṅghāṭiṃ pattharitvā naccakiṃ evaṃ vakkhanti “idha, bhagini, naccassū”ti nalāṭikampi dassanti, vividhampi anācāraṃ ācaris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23</text:p>
          </table:table-cell>
          <table:table-cell office:value-type="string" calcext:value-type="string">
            <text:p>Netaṃ, bhikkhave, appasannānaṃ vā pasādāya …pe…</text:p>
          </table:table-cell>
          <table:table-cell office:value-type="string" calcext:value-type="string">
            <text:p>This won’t give rise to confidence in those without it …” </text:p>
          </table:table-cell>
          <table:table-cell office:value-type="string" calcext:value-type="string">
            <text:p/>
          </table:table-cell>
          <table:table-cell office:value-type="string" calcext:value-type="string">
            <text:p>{}</text:p>
          </table:table-cell>
          <table:table-cell office:value-type="string" calcext:value-type="string">
            <text:p>pts-vp-en1.321</text:p>
          </table:table-cell>
          <table:table-cell/>
        </table:table-row>
        <table:table-row table:style-name="ro1">
          <table:table-cell office:value-type="string" calcext:value-type="string">
            <text:p>pli-tv-bu-vb-ss13:1.6.24</text:p>
          </table:table-cell>
          <table:table-cell office:value-type="string" calcext:value-type="string">
            <text:p>vigarahitvā dhammiṃ kathaṃ katvā sāriputtamoggallāne āmantesi—</text:p>
          </table:table-cell>
          <table:table-cell office:value-type="string" calcext:value-type="string">
            <text:p>… After rebuking them, he gave a teaching and addressed Sāriputta and Moggallā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6.25</text:p>
          </table:table-cell>
          <table:table-cell office:value-type="string" calcext:value-type="string">
            <text:p>“gacchatha tumhe, sāriputtā, kīṭāgiriṃ gantvā assajipunabbasukānaṃ bhikkhūnaṃ kīṭāgirismā pabbājanīyakammaṃ karotha. Tumhākaṃ ete saddhivihārikā”ti.</text:p>
          </table:table-cell>
          <table:table-cell office:value-type="string" calcext:value-type="string">
            <text:p>“Sāriputta, the two of you should go and do a legal procedure of banishing the monks Assaji and Punabbasuka from Kīṭāgiri. They are your stude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6.26</text:p>
          </table:table-cell>
          <table:table-cell office:value-type="string" calcext:value-type="string">
            <text:p>“Kathaṃ mayaṃ, bhante, assajipunabbasukānaṃ bhikkhūnaṃ kīṭāgirismā pabbājanīyakammaṃ karoma? Caṇḍā te bhikkhū pharusā”ti.</text:p>
          </table:table-cell>
          <table:table-cell office:value-type="string" calcext:value-type="string">
            <text:p>“Sir, how can we do a procedure of banishing these monks from Kīṭāgiri? They are temperamental and harsh.” </text:p>
          </table:table-cell>
          <table:table-cell office:value-type="string" calcext:value-type="string">
            <text:p/>
          </table:table-cell>
          <table:table-cell office:value-type="string" calcext:value-type="string">
            <text:p>&lt;p&gt;{}&lt;/p&gt;</text:p>
          </table:table-cell>
          <table:table-cell office:value-type="string" calcext:value-type="string">
            <text:p>mc1.326, ms1V_1758, pts-vp-pli3.183, sc6, sya1.423</text:p>
          </table:table-cell>
          <table:table-cell/>
        </table:table-row>
        <table:table-row table:style-name="ro1">
          <table:table-cell office:value-type="string" calcext:value-type="string">
            <text:p>pli-tv-bu-vb-ss13:1.6.27</text:p>
          </table:table-cell>
          <table:table-cell office:value-type="string" calcext:value-type="string">
            <text:p>“Tena hi tumhe, sāriputtā, bahukehi bhikkhūhi saddhiṃ gacchathā”ti.</text:p>
          </table:table-cell>
          <table:table-cell office:value-type="string" calcext:value-type="string">
            <text:p>“Well, take many mon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ss13:1.6.28</text:p>
          </table:table-cell>
          <table:table-cell office:value-type="string" calcext:value-type="string">
            <text:p>“Evaṃ, bhante”ti kho sāriputtamoggallānā bhagavato paccassosuṃ.</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bu-vb-ss13:1.7.1</text:p>
          </table:table-cell>
          <table:table-cell office:value-type="string" calcext:value-type="string">
            <text:p>“Evañca pana, bhikkhave, kātabbaṃ.</text:p>
          </table:table-cell>
          <table:table-cell office:value-type="string" calcext:value-type="string">
            <text:p>“And, monks, this is how it should be done. </text:p>
          </table:table-cell>
          <table:table-cell office:value-type="string" calcext:value-type="string">
            <text:p/>
          </table:table-cell>
          <table:table-cell office:value-type="string" calcext:value-type="string">
            <text:p>&lt;p&gt;{}</text:p>
          </table:table-cell>
          <table:table-cell office:value-type="string" calcext:value-type="string">
            <text:p>pts-cs1.7</text:p>
          </table:table-cell>
          <table:table-cell/>
        </table:table-row>
        <table:table-row table:style-name="ro1">
          <table:table-cell office:value-type="string" calcext:value-type="string">
            <text:p>pli-tv-bu-vb-ss13:1.7.2</text:p>
          </table:table-cell>
          <table:table-cell office:value-type="string" calcext:value-type="string">
            <text:p>Paṭhamaṃ assajipunabbasukā bhikkhū codetabbā.</text:p>
          </table:table-cell>
          <table:table-cell office:value-type="string" calcext:value-type="string">
            <text:p>First you should accuse the monks Assaji and Punabbasuk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7.3</text:p>
          </table:table-cell>
          <table:table-cell office:value-type="string" calcext:value-type="string">
            <text:p>Codetvā sāretabbā. Sāretvā āpattiṃ ropetabbā.</text:p>
          </table:table-cell>
          <table:table-cell office:value-type="string" calcext:value-type="string">
            <text:p>They should then be reminded of what they have done, before they are charged with an offens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āpattiṃ → āpatti (bj, sya-all)</text:p>
          </table:table-cell>
        </table:table-row>
        <table:table-row table:style-name="ro1">
          <table:table-cell office:value-type="string" calcext:value-type="string">
            <text:p>pli-tv-bu-vb-ss13:1.7.4</text:p>
          </table:table-cell>
          <table:table-cell office:value-type="string" calcext:value-type="string">
            <text:p>Āpattiṃ ropetvā byattena bhikkhunā paṭibalena saṃ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7.5</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1.413, csp1ed1.279, csp2ed1.279, km2.336, ms1V_1759, msdiv434, ndp1.273, sc7</text:p>
          </table:table-cell>
          <table:table-cell/>
        </table:table-row>
        <table:table-row table:style-name="ro1">
          <table:table-cell office:value-type="string" calcext:value-type="string">
            <text:p>pli-tv-bu-vb-ss13:1.7.6</text:p>
          </table:table-cell>
          <table:table-cell office:value-type="string" calcext:value-type="string">
            <text:p>Ime assajipunabbasukā bhikkhū kuladūsakā pāpasamācārā. Imesaṃ pāpakā samācārā dissanti ceva suyyanti ca. Kulāni ca imehi duṭṭhāni dissanti ceva suyyanti ca.</text:p>
          </table:table-cell>
          <table:table-cell office:value-type="string" calcext:value-type="string">
            <text:p>These monks Assaji and Punabbasuka are corrupters of families and badly behaved. Their bad behavior has been seen and heard about, and the families corrupted by them have been seen and heard about. </text:p>
          </table:table-cell>
          <table:table-cell office:value-type="string" calcext:value-type="string">
            <text:p/>
          </table:table-cell>
          <table:table-cell office:value-type="string" calcext:value-type="string">
            <text:p>{}</text:p>
          </table:table-cell>
          <table:table-cell office:value-type="string" calcext:value-type="string">
            <text:p>pts-vp-en1.322</text:p>
          </table:table-cell>
          <table:table-cell/>
        </table:table-row>
        <table:table-row table:style-name="ro1">
          <table:table-cell office:value-type="string" calcext:value-type="string">
            <text:p>pli-tv-bu-vb-ss13:1.7.7</text:p>
          </table:table-cell>
          <table:table-cell office:value-type="string" calcext:value-type="string">
            <text:p>Yadi saṃghassa pattakallaṃ, saṃgho assajipunabbasukānaṃ bhikkhūnaṃ kīṭāgirismā pabbājanīyakammaṃ kareyya—“na assajipunabbasukehi bhikkhūhi kīṭāgirismiṃ vatthabban”ti.</text:p>
          </table:table-cell>
          <table:table-cell office:value-type="string" calcext:value-type="string">
            <text:p>If it seems appropriate to the Sangha, the Sangha should do a legal procedure of banishing them from Kīṭāgiri, prohibiting the monks Assaji and Punabbasuka from staying at Kīṭāgiri.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7.8</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7.9</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dr1.370, km2.337, ms1V_1760, sc8, vri87.286</text:p>
          </table:table-cell>
          <table:table-cell/>
        </table:table-row>
        <table:table-row table:style-name="ro1">
          <table:table-cell office:value-type="string" calcext:value-type="string">
            <text:p>pli-tv-bu-vb-ss13:1.7.10</text:p>
          </table:table-cell>
          <table:table-cell office:value-type="string" calcext:value-type="string">
            <text:p>Ime assajipunabbasukā bhikkhū kuladūsakā pāpasamācārā. Imesaṃ pāpakā samācārā dissanti ceva suyyanti ca. Kulāni ca imehi duṭṭhāni dissanti ceva suyyanti ca.</text:p>
          </table:table-cell>
          <table:table-cell office:value-type="string" calcext:value-type="string">
            <text:p>These monks Assaji and Punabbasuka are corrupters of families and badly behaved. Their bad behavior has been seen and heard about, and the families corrupted by them have been seen and heard ab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7.11</text:p>
          </table:table-cell>
          <table:table-cell office:value-type="string" calcext:value-type="string">
            <text:p>Saṃgho assajipunabbasukānaṃ bhikkhūnaṃ kīṭāgirismā pabbājanīyakammaṃ karoti—“na assajipunabbasukehi bhikkhūhi kīṭāgirismiṃ vatthabban”ti.</text:p>
          </table:table-cell>
          <table:table-cell office:value-type="string" calcext:value-type="string">
            <text:p>The Sangha is doing a legal procedure of banishing them, prohibiting the monks Assaji and Punabbasuka from staying at Kīṭāgiri.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7.12</text:p>
          </table:table-cell>
          <table:table-cell office:value-type="string" calcext:value-type="string">
            <text:p>Yassāyasmato khamati assajipunabbasukānaṃ bhikkhūnaṃ kīṭāgirismā pabbājanīyakammassa karaṇaṃ—“na assajipunabbasukehi bhikkhūhi kīṭāgirismiṃ vatthabban”ti, so tuṇhassa;</text:p>
          </table:table-cell>
          <table:table-cell office:value-type="string" calcext:value-type="string">
            <text:p>Any monk who approves of doing a legal procedure of banishing them from Kīṭāgiri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7.13</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7.14</text:p>
          </table:table-cell>
          <table:table-cell office:value-type="string" calcext:value-type="string">
            <text:p>Dutiyampi etamatthaṃ vadāmi …pe…</text:p>
          </table:table-cell>
          <table:table-cell office:value-type="string" calcext:value-type="string">
            <text:p>For the second time … </text:p>
          </table:table-cell>
          <table:table-cell office:value-type="string" calcext:value-type="string">
            <text:p/>
          </table:table-cell>
          <table:table-cell office:value-type="string" calcext:value-type="string">
            <text:p>&lt;p&gt;{}</text:p>
          </table:table-cell>
          <table:table-cell office:value-type="string" calcext:value-type="string">
            <text:p>ms1V_1761, sc9</text:p>
          </table:table-cell>
          <table:table-cell/>
        </table:table-row>
        <table:table-row table:style-name="ro1">
          <table:table-cell office:value-type="string" calcext:value-type="string">
            <text:p>pli-tv-bu-vb-ss13:1.7.15</text:p>
          </table:table-cell>
          <table:table-cell office:value-type="string" calcext:value-type="string">
            <text:p>tatiyampi etamatthaṃ vadāmi—suṇātu me, bhante, saṃgho …pe… so bhāseyya.</text:p>
          </table:table-cell>
          <table:table-cell office:value-type="string" calcext:value-type="string">
            <text:p>For the third time I speak on this matter. Please, Venerables, I ask the Sangha to listen. …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7.16</text:p>
          </table:table-cell>
          <table:table-cell office:value-type="string" calcext:value-type="string">
            <text:p>Kataṃ saṃghena assajipunabbasukānaṃ bhikkhūnaṃ kīṭāgirismā pabbājanīyakammaṃ—“na assajipunabbasukehi bhikkhūhi kīṭāgirismiṃ vatthabban”ti.</text:p>
          </table:table-cell>
          <table:table-cell office:value-type="string" calcext:value-type="string">
            <text:p>The Sangha has performed the legal procedure of banishing them, prohibiting the monks Assaji and Punabbasuka from staying at Kīṭāgiri. </text:p>
          </table:table-cell>
          <table:table-cell office:value-type="string" calcext:value-type="string">
            <text:p/>
          </table:table-cell>
          <table:table-cell office:value-type="string" calcext:value-type="string">
            <text:p>&lt;p&gt;{}</text:p>
          </table:table-cell>
          <table:table-cell office:value-type="string" calcext:value-type="string">
            <text:p>ms1V_1762, sc10</text:p>
          </table:table-cell>
          <table:table-cell/>
        </table:table-row>
        <table:table-row table:style-name="ro1">
          <table:table-cell office:value-type="string" calcext:value-type="string">
            <text:p>pli-tv-bu-vb-ss13:1.7.17</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bu-vb-ss13:1.8.1</text:p>
          </table:table-cell>
          <table:table-cell office:value-type="string" calcext:value-type="string">
            <text:p>Atha kho sāriputtamoggallānappamukho bhikkhusaṃgho kīṭāgiriṃ gantvā assajipunabbasukānaṃ bhikkhūnaṃ kīṭāgirismā pabbājanīyakammaṃ akāsi—“na assajipunabbasukehi bhikkhūhi kīṭāgirismiṃ vatthabban”ti.</text:p>
          </table:table-cell>
          <table:table-cell office:value-type="string" calcext:value-type="string">
            <text:p>Soon afterwards a sangha of monks headed by Sāriputta and Moggallāna went to Kīṭāgiri and did the procedure of banishing those monks, prohibiting the monks Assaji and Punabbasuka from staying at Kīṭāgiri. </text:p>
          </table:table-cell>
          <table:table-cell office:value-type="string" calcext:value-type="string">
            <text:p/>
          </table:table-cell>
          <table:table-cell office:value-type="string" calcext:value-type="string">
            <text:p>&lt;p&gt;{}</text:p>
          </table:table-cell>
          <table:table-cell office:value-type="string" calcext:value-type="string">
            <text:p>bj1.476, cck1.414, csp1ed1.280, csp2ed1.280, dr1.371, km2.338, mc1.327, ms1V_1763, msdiv435, pts-cs1.8, pts-vp-pli3.184, sc11, sya1.424</text:p>
          </table:table-cell>
          <table:table-cell office:value-type="string" calcext:value-type="string">
            <text:p>kīṭāgirismā → kīṭāgirismiṃ (bj); kīṭāgirismi (si); kiṭāgirismā (sya-all, pts1ed)</text:p>
          </table:table-cell>
        </table:table-row>
        <table:table-row table:style-name="ro1">
          <table:table-cell office:value-type="string" calcext:value-type="string">
            <text:p>pli-tv-bu-vb-ss13:1.8.2</text:p>
          </table:table-cell>
          <table:table-cell office:value-type="string" calcext:value-type="string">
            <text:p>Te saṃghena pabbājanīyakammakatā na sammā vattanti, na lomaṃ pātenti, na netthāraṃ vattanti, na bhikkhū khamāpenti, akkosanti paribhāsanti chandagāmitā dosagāmitā mohagāmitā bhayagāmitā pāpenti, pakkamantipi, vibbhamantipi.</text:p>
          </table:table-cell>
          <table:table-cell office:value-type="string" calcext:value-type="string">
            <text:p>After the Sangha had done the procedure, those monks did not conduct themselves properly or suitably so as to deserve to be released, nor did they ask the monks for forgiveness. Instead they abused and reviled them, and they slandered them as acting from desire, ill will, confusion, and fear. And they left and they disrobed. </text:p>
          </table:table-cell>
          <table:table-cell office:value-type="string" calcext:value-type="string">
            <text:p>“Did not conduct themselves properly or suitably so as to deserve to be released” renders _na sammā vattati, na lomaṃ pāteti, na netthāraṃ vattati_. The first of these phrases is straightforward, but the last two are more difficult. [Sp.1.435](): _Na lomaṃ pātentīti anulomapaṭipadaṃ appaṭipajjanatāya na pannalomā honti. Na netthāraṃ vattantīti attano nittharaṇamaggaṃ na paṭipajjanti_, “_Na lomaṃ pātenti_: because of their non-practicing in conformity with the path, their bodily hairs are not flat. _Na netthāraṃ vattanti_: they are not practicing the path for their own getting out [of the offense].” My rendering attempts to capture the meaning in a non-literal way.</text:p>
          </table:table-cell>
          <table:table-cell office:value-type="string" calcext:value-type="string">
            <text:p>{}</text:p>
          </table:table-cell>
          <table:table-cell office:value-type="string" calcext:value-type="string">
            <text:p>pts-vp-en1.323</text:p>
          </table:table-cell>
          <table:table-cell/>
        </table:table-row>
        <table:table-row table:style-name="ro1">
          <table:table-cell office:value-type="string" calcext:value-type="string">
            <text:p>pli-tv-bu-vb-ss13:1.8.3</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4</text:p>
          </table:table-cell>
          <table:table-cell office:value-type="string" calcext:value-type="string">
            <text:p>“kathañhi nāma assajipunabbasukā bhikkhū saṃghena pabbājanīyakammakatā na sammā vattissanti, na lomaṃ pātessanti, na netthāraṃ vattissanti, na bhikkhū khamāpessanti, akkosissanti paribhāsissanti, chandagāmitā dosagāmitā mohagāmitā bhayagāmitā pāpessanti pakkamissantipi vibbhamissantipī”ti.</text:p>
          </table:table-cell>
          <table:table-cell office:value-type="string" calcext:value-type="string">
            <text:p>“When the Sangha has done a legal procedure of banishing them, how can these monks act like this?” </text:p>
          </table:table-cell>
          <table:table-cell office:value-type="string" calcext:value-type="string">
            <text:p/>
          </table:table-cell>
          <table:table-cell office:value-type="string" calcext:value-type="string">
            <text:p>{}&lt;/p&gt;</text:p>
          </table:table-cell>
          <table:table-cell office:value-type="string" calcext:value-type="string">
            <text:p>pts-vp-en1.324</text:p>
          </table:table-cell>
          <table:table-cell/>
        </table:table-row>
        <table:table-row table:style-name="ro1">
          <table:table-cell office:value-type="string" calcext:value-type="string">
            <text:p>pli-tv-bu-vb-ss13:1.8.5</text:p>
          </table:table-cell>
          <table:table-cell office:value-type="string" calcext:value-type="string">
            <text:p>Atha kho te bhikkhū assajipunabbasuke bhikkhū anekapariyāyena vigarahitvā bhagavato etamatthaṃ ārocesuṃ …pe…</text:p>
          </table:table-cell>
          <table:table-cell office:value-type="string" calcext:value-type="string">
            <text:p>They rebuked the monks Assaji and Punabbasuka in many ways and then told the Buddha. Soon afterwards he had the Sangha assembled and questioned the monks: </text:p>
          </table:table-cell>
          <table:table-cell office:value-type="string" calcext:value-type="string">
            <text:p/>
          </table:table-cell>
          <table:table-cell office:value-type="string" calcext:value-type="string">
            <text:p>&lt;p&gt;{}</text:p>
          </table:table-cell>
          <table:table-cell office:value-type="string" calcext:value-type="string">
            <text:p>km2.339, ms1V_1764, ndp1.274, sc12, sya1.425</text:p>
          </table:table-cell>
          <table:table-cell/>
        </table:table-row>
        <table:table-row table:style-name="ro1">
          <table:table-cell office:value-type="string" calcext:value-type="string">
            <text:p>pli-tv-bu-vb-ss13:1.8.6</text:p>
          </table:table-cell>
          <table:table-cell office:value-type="string" calcext:value-type="string">
            <text:p>“saccaṃ kira, bhikkhave, assajipunabbasukā bhikkhū saṃghena pabbājanīyakammakatā na sammā vattanti …pe… vibbhamantipī”ti?</text:p>
          </table:table-cell>
          <table:table-cell office:value-type="string" calcext:value-type="string">
            <text:p>“Is it true, monks, that when the Sangha had done a procedure of banishing them, the monks Assaji and Punabbasuka didn’t act properly … and they disrob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7</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8.8</text:p>
          </table:table-cell>
          <table:table-cell office:value-type="string" calcext:value-type="string">
            <text:p>Vigarahi buddho bhagavā …pe…</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1.8.9</text:p>
          </table:table-cell>
          <table:table-cell office:value-type="string" calcext:value-type="string">
            <text:p>evañca pana, bhikkhave, imaṃ sikkhāpadaṃ uddiseyyātha—</text:p>
          </table:table-cell>
          <table:table-cell office:value-type="string" calcext:value-type="string">
            <text:p>“And, monks, this training rule should be recited in this way: </text:p>
          </table:table-cell>
          <table:table-cell office:value-type="string" calcext:value-type="string">
            <text:p/>
          </table:table-cell>
          <table:table-cell office:value-type="string" calcext:value-type="string">
            <text:p>{}&lt;/p&gt;&lt;/section&gt;</text:p>
          </table:table-cell>
          <table:table-cell table:number-columns-repeated="2"/>
        </table:table-row>
        <table:table-row table:style-name="ro1">
          <table:table-cell office:value-type="string" calcext:value-type="string">
            <text:p>pli-tv-bu-vb-ss13:1.8.10.0</text:p>
          </table:table-cell>
          <table:table-cell office:value-type="string" calcext:value-type="string">
            <text:p/>
          </table:table-cell>
          <table:table-cell office:value-type="string" calcext:value-type="string">
            <text:p>Final ruling </text:p>
          </table:table-cell>
          <table:table-cell office:value-type="string" calcext:value-type="string">
            <text:p/>
          </table:table-cell>
          <table:table-cell office:value-type="string" calcext:value-type="string">
            <text:p>&lt;section class='patimokkha'&gt;&lt;h2&gt;{}&lt;/h2&gt;</text:p>
          </table:table-cell>
          <table:table-cell table:number-columns-repeated="2"/>
        </table:table-row>
        <table:table-row table:style-name="ro1">
          <table:table-cell office:value-type="string" calcext:value-type="string">
            <text:p>pli-tv-bu-vb-ss13:1.8.10.1</text:p>
          </table:table-cell>
          <table:table-cell office:value-type="string" calcext:value-type="string">
            <text:p>“Bhikkhu paneva aññataraṃ gāmaṃ vā nigamaṃ vā upanissāya viharati kuladūsako pāpasamācāro. Tassa kho pāpakā samācārā dissanti ceva suyyanti ca, kulāni ca tena duṭṭhāni dissanti ceva suyyanti ca.</text:p>
          </table:table-cell>
          <table:table-cell office:value-type="string" calcext:value-type="string">
            <text:p>‘If a monk who lives supported by a village or town is a corrupter of families and badly behaved, and his bad behavior has been seen and heard about, and the families corrupted by him have been seen and heard about, </text:p>
          </table:table-cell>
          <table:table-cell office:value-type="string" calcext:value-type="string">
            <text:p/>
          </table:table-cell>
          <table:table-cell office:value-type="string" calcext:value-type="string">
            <text:p>&lt;p class='rule'&gt;{}</text:p>
          </table:table-cell>
          <table:table-cell office:value-type="string" calcext:value-type="string">
            <text:p>cck1.415, km2.340, mc1.328, ms1V_1765, msdiv436, sc13, sya1.426, vri87.287</text:p>
          </table:table-cell>
          <table:table-cell/>
        </table:table-row>
        <table:table-row table:style-name="ro1">
          <table:table-cell office:value-type="string" calcext:value-type="string">
            <text:p>pli-tv-bu-vb-ss13:1.8.11</text:p>
          </table:table-cell>
          <table:table-cell office:value-type="string" calcext:value-type="string">
            <text:p>So bhikkhu bhikkhūhi evamassa vacanīyo—</text:p>
          </table:table-cell>
          <table:table-cell office:value-type="string" calcext:value-type="string">
            <text:p>then the monks should correct him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12</text:p>
          </table:table-cell>
          <table:table-cell office:value-type="string" calcext:value-type="string">
            <text:p>‘āyasmā kho kuladūsako pāpasamācāro, āyasmato kho pāpakā samācārā dissanti ceva suyyanti ca, kulāni cāyasmatā duṭṭhāni dissanti ceva suyyanti ca. Pakkamatāyasmā imamhā āvāsā. Alaṃ te idha vāsenā’ti.</text:p>
          </table:table-cell>
          <table:table-cell office:value-type="string" calcext:value-type="string">
            <text:p>“Venerable, you’re a corrupter of families and badly behaved. Your bad behavior has been seen and heard about, and the families corrupted by you have been seen and heard about. Leave this monastery; you have stayed here long enoug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13</text:p>
          </table:table-cell>
          <table:table-cell office:value-type="string" calcext:value-type="string">
            <text:p>Evañca so bhikkhu bhikkhūhi vuccamāno te bhikkhū evaṃ vadeyya—</text:p>
          </table:table-cell>
          <table:table-cell office:value-type="string" calcext:value-type="string">
            <text:p>If he repl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14</text:p>
          </table:table-cell>
          <table:table-cell office:value-type="string" calcext:value-type="string">
            <text:p>‘chandagāmino ca bhikkhū dosagāmino ca bhikkhū mohagāmino ca bhikkhū bhayagāmino ca bhikkhū tādisikāya āpattiyā ekaccaṃ pabbājenti ekaccaṃ na pabbājentī’ti,</text:p>
          </table:table-cell>
          <table:table-cell office:value-type="string" calcext:value-type="string">
            <text:p>“You’re acting out of desire, ill will, confusion, and fear; because of this sort of offense, you banish some, but not oth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15</text:p>
          </table:table-cell>
          <table:table-cell office:value-type="string" calcext:value-type="string">
            <text:p>so bhikkhu bhikkhūhi evamassa vacanīyo—</text:p>
          </table:table-cell>
          <table:table-cell office:value-type="string" calcext:value-type="string">
            <text:p>the monks should correct him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16</text:p>
          </table:table-cell>
          <table:table-cell office:value-type="string" calcext:value-type="string">
            <text:p>‘māyasmā evaṃ avaca. Na ca bhikkhū chandagāmino. Na ca bhikkhū dosagāmino. Na ca bhikkhū mohagāmino. Na ca bhikkhū bhayagāmino.</text:p>
          </table:table-cell>
          <table:table-cell office:value-type="string" calcext:value-type="string">
            <text:p>“No, Venerable, the monks are not acting out of desire, ill will, confusion, and fear. </text:p>
          </table:table-cell>
          <table:table-cell office:value-type="string" calcext:value-type="string">
            <text:p/>
          </table:table-cell>
          <table:table-cell office:value-type="string" calcext:value-type="string">
            <text:p>{}</text:p>
          </table:table-cell>
          <table:table-cell office:value-type="string" calcext:value-type="string">
            <text:p>pts-vp-en1.325</text:p>
          </table:table-cell>
          <table:table-cell/>
        </table:table-row>
        <table:table-row table:style-name="ro1">
          <table:table-cell office:value-type="string" calcext:value-type="string">
            <text:p>pli-tv-bu-vb-ss13:1.8.17</text:p>
          </table:table-cell>
          <table:table-cell office:value-type="string" calcext:value-type="string">
            <text:p>Āyasmā kho kuladūsako pāpasamācāro. Āyasmato kho pāpakā samācārā dissanti ceva suyyanti ca. Kulāni cāyasmatā duṭṭhāni dissanti ceva suyyanti ca. Pakkamatāyasmā imamhā āvāsā. Alaṃ te idha vāsenā’ti.</text:p>
          </table:table-cell>
          <table:table-cell office:value-type="string" calcext:value-type="string">
            <text:p>Venerable, you’re a corrupter of families and badly behaved. Your bad behavior has been seen and heard about, and the families corrupted by you have been seen and heard about. Leave this monastery; you have stayed here long enoug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18</text:p>
          </table:table-cell>
          <table:table-cell office:value-type="string" calcext:value-type="string">
            <text:p>Evañca so bhikkhu bhikkhūhi vuccamāno tatheva paggaṇheyya, so bhikkhu bhikkhūhi yāvatatiyaṃ samanubhāsitabbo tassa paṭinissaggāya.</text:p>
          </table:table-cell>
          <table:table-cell office:value-type="string" calcext:value-type="string">
            <text:p>If that monk still continues as before, the monks should press him up to three times to make him sto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19</text:p>
          </table:table-cell>
          <table:table-cell office:value-type="string" calcext:value-type="string">
            <text:p>Yāvatatiyañce samanubhāsiyamāno taṃ paṭinissajjeyya, iccetaṃ kusalaṃ;</text:p>
          </table:table-cell>
          <table:table-cell office:value-type="string" calcext:value-type="string">
            <text:p>If he then stops, all is we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1.8.20</text:p>
          </table:table-cell>
          <table:table-cell office:value-type="string" calcext:value-type="string">
            <text:p>no ce paṭinissajjeyya, saṃghādiseso”ti.</text:p>
          </table:table-cell>
          <table:table-cell office:value-type="string" calcext:value-type="string">
            <text:p>If not, he commits an offense entailing suspension.’” </text:p>
          </table:table-cell>
          <table:table-cell office:value-type="string" calcext:value-type="string">
            <text:p/>
          </table:table-cell>
          <table:table-cell office:value-type="string" calcext:value-type="string">
            <text:p>{}&lt;/p&gt;&lt;/section&gt;</text:p>
          </table:table-cell>
          <table:table-cell table:number-columns-repeated="2"/>
        </table:table-row>
        <table:table-row table:style-name="ro1">
          <table:table-cell office:value-type="string" calcext:value-type="string">
            <text:p>pli-tv-bu-vb-ss13:2.0</text:p>
          </table:table-cell>
          <table:table-cell office:value-type="string" calcext:value-type="string">
            <text:p/>
          </table:table-cell>
          <table:table-cell office:value-type="string" calcext:value-type="string">
            <text:p>Definitions </text:p>
          </table:table-cell>
          <table:table-cell office:value-type="string" calcext:value-type="string">
            <text:p/>
          </table:table-cell>
          <table:table-cell office:value-type="string" calcext:value-type="string">
            <text:p>&lt;section class='vinaya-pada'&gt;&lt;h2&gt;{}&lt;/h2&gt;</text:p>
          </table:table-cell>
          <table:table-cell table:number-columns-repeated="2"/>
        </table:table-row>
        <table:table-row table:style-name="ro1">
          <table:table-cell office:value-type="string" calcext:value-type="string">
            <text:p>pli-tv-bu-vb-ss13:2.1</text:p>
          </table:table-cell>
          <table:table-cell office:value-type="string" calcext:value-type="string">
            <text:p>Bhikkhu paneva aññataraṃ gāmaṃ vā nigamaṃ vāti</text:p>
          </table:table-cell>
          <table:table-cell office:value-type="string" calcext:value-type="string">
            <text:p>A monk […] a village or town: </text:p>
          </table:table-cell>
          <table:table-cell office:value-type="string" calcext:value-type="string">
            <text:p/>
          </table:table-cell>
          <table:table-cell office:value-type="string" calcext:value-type="string">
            <text:p>&lt;dl&gt;&lt;dt&gt;{}&lt;/dt&gt;</text:p>
          </table:table-cell>
          <table:table-cell office:value-type="string" calcext:value-type="string">
            <text:p>bj1.478, dr1.372, km2.341, ms1V_1766, msdiv437, pts-cs2, sc14</text:p>
          </table:table-cell>
          <table:table-cell/>
        </table:table-row>
        <table:table-row table:style-name="ro1">
          <table:table-cell office:value-type="string" calcext:value-type="string">
            <text:p>pli-tv-bu-vb-ss13:2.2</text:p>
          </table:table-cell>
          <table:table-cell office:value-type="string" calcext:value-type="string">
            <text:p>gāmopi nigamopi nagarampi gāmo ceva nigamo ca.</text:p>
          </table:table-cell>
          <table:table-cell office:value-type="string" calcext:value-type="string">
            <text:p>a village and a town and a city are included in just a village and a town.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ss13:2.3</text:p>
          </table:table-cell>
          <table:table-cell office:value-type="string" calcext:value-type="string">
            <text:p>Upanissāya viharatīti</text:p>
          </table:table-cell>
          <table:table-cell office:value-type="string" calcext:value-type="string">
            <text:p>Lives supported by: </text:p>
          </table:table-cell>
          <table:table-cell office:value-type="string" calcext:value-type="string">
            <text:p/>
          </table:table-cell>
          <table:table-cell office:value-type="string" calcext:value-type="string">
            <text:p>&lt;dt&gt;{}&lt;/dt&gt;</text:p>
          </table:table-cell>
          <table:table-cell office:value-type="string" calcext:value-type="string">
            <text:p>ms1V_1767, sc15</text:p>
          </table:table-cell>
          <table:table-cell/>
        </table:table-row>
        <table:table-row table:style-name="ro1">
          <table:table-cell office:value-type="string" calcext:value-type="string">
            <text:p>pli-tv-bu-vb-ss13:2.4</text:p>
          </table:table-cell>
          <table:table-cell office:value-type="string" calcext:value-type="string">
            <text:p>tattha paṭibaddhā honti cīvarapiṇḍapātasenāsanagilānappaccayabhesajjaparikkhārā.</text:p>
          </table:table-cell>
          <table:table-cell office:value-type="string" calcext:value-type="string">
            <text:p>robes, almsfood, dwellings, and medicines can be obtained in that place.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ss13:2.5</text:p>
          </table:table-cell>
          <table:table-cell office:value-type="string" calcext:value-type="string">
            <text:p>Kulaṃ nāma</text:p>
          </table:table-cell>
          <table:table-cell office:value-type="string" calcext:value-type="string">
            <text:p>A family: </text:p>
          </table:table-cell>
          <table:table-cell office:value-type="string" calcext:value-type="string">
            <text:p/>
          </table:table-cell>
          <table:table-cell office:value-type="string" calcext:value-type="string">
            <text:p>&lt;dt&gt;{}&lt;/dt&gt;</text:p>
          </table:table-cell>
          <table:table-cell office:value-type="string" calcext:value-type="string">
            <text:p>csp1ed1.281, csp2ed1.281, ms1V_1768, pts-vp-pli3.185, sc16</text:p>
          </table:table-cell>
          <table:table-cell/>
        </table:table-row>
        <table:table-row table:style-name="ro1">
          <table:table-cell office:value-type="string" calcext:value-type="string">
            <text:p>pli-tv-bu-vb-ss13:2.6</text:p>
          </table:table-cell>
          <table:table-cell office:value-type="string" calcext:value-type="string">
            <text:p>cattāri kulāni—khattiyakulaṃ, brāhmaṇakulaṃ, vessakulaṃ, suddakulaṃ.</text:p>
          </table:table-cell>
          <table:table-cell office:value-type="string" calcext:value-type="string">
            <text:p>there are four kinds of families—aristocratic families, brahmin families, merchant families, worker families.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ss13:2.7</text:p>
          </table:table-cell>
          <table:table-cell office:value-type="string" calcext:value-type="string">
            <text:p>Kuladūsakoti</text:p>
          </table:table-cell>
          <table:table-cell office:value-type="string" calcext:value-type="string">
            <text:p>A corrupter of families: </text:p>
          </table:table-cell>
          <table:table-cell office:value-type="string" calcext:value-type="string">
            <text:p/>
          </table:table-cell>
          <table:table-cell office:value-type="string" calcext:value-type="string">
            <text:p>&lt;dt&gt;{}&lt;/dt&gt;</text:p>
          </table:table-cell>
          <table:table-cell office:value-type="string" calcext:value-type="string">
            <text:p>cck1.416, ms1V_1769, ndp1.275, sc17</text:p>
          </table:table-cell>
          <table:table-cell/>
        </table:table-row>
        <table:table-row table:style-name="ro1">
          <table:table-cell office:value-type="string" calcext:value-type="string">
            <text:p>pli-tv-bu-vb-ss13:2.8</text:p>
          </table:table-cell>
          <table:table-cell office:value-type="string" calcext:value-type="string">
            <text:p>kulāni dūseti pupphena vā phalena vā cuṇṇena vā mattikāya vā dantakaṭṭhena vā veḷuyā vejjikāya vā jaṅghapesanikena vā.</text:p>
          </table:table-cell>
          <table:table-cell office:value-type="string" calcext:value-type="string">
            <text:p>he corrupts families by means of flowers, fruit, bath powder, soap, toothbrushes, bamboo, medical treatment, or by taking messages on foot. </text:p>
          </table:table-cell>
          <table:table-cell office:value-type="string" calcext:value-type="string">
            <text:p>I render both _cuṇṇa_ and _mattika_ according to function rather than substance. _Cuṇṇa_ is powder used for a number of purposes, including medical ones, and _mattika_ is clay, but in this context both are used as cleaning agents. There are a number of Canonical passages that show them as the two principal agents for cleaning the body. At [](pli-tv-kd1:25.12.4) and a number of similar passages, we find that the two would always be made ready before entering the _jantāghara_, the sauna/bathroom. At _bhikkhu pācittiya_ 57, [](pli-tv-bu-vb-pc57:7.1.8), bathing is _defined_ as bathing with powder and/or clay. At [](pli-tv-kd20:27.4.5) and [](pli-tv-kd20:27.4.12) the nuns are prohibited from bathing with powder and scented clay, but should use ordinary clay instead. In the commentaries, at [Sp.3.33](), we find that clay is used for washing one’s hair: _Kesā panassa sayameva mattikaṃ gahetvā dhovitabbā_.</text:p>
          </table:table-cell>
          <table:table-cell office:value-type="string" calcext:value-type="string">
            <text:p>&lt;dd&gt;{}&lt;/dd&gt;</text:p>
          </table:table-cell>
          <table:table-cell office:value-type="string" calcext:value-type="string">
            <text:p/>
          </table:table-cell>
          <table:table-cell office:value-type="string" calcext:value-type="string">
            <text:p>vā → veḷunā vā (bj, sya-all)</text:p>
          </table:table-cell>
        </table:table-row>
        <table:table-row table:style-name="ro1">
          <table:table-cell office:value-type="string" calcext:value-type="string">
            <text:p>pli-tv-bu-vb-ss13:2.9</text:p>
          </table:table-cell>
          <table:table-cell office:value-type="string" calcext:value-type="string">
            <text:p>Pāpasamācāroti</text:p>
          </table:table-cell>
          <table:table-cell office:value-type="string" calcext:value-type="string">
            <text:p>Badly behaved: </text:p>
          </table:table-cell>
          <table:table-cell office:value-type="string" calcext:value-type="string">
            <text:p/>
          </table:table-cell>
          <table:table-cell office:value-type="string" calcext:value-type="string">
            <text:p>&lt;dt&gt;{}&lt;/dt&gt;</text:p>
          </table:table-cell>
          <table:table-cell office:value-type="string" calcext:value-type="string">
            <text:p>ms1V_1770, pts-vp-en1.326, sc18</text:p>
          </table:table-cell>
          <table:table-cell/>
        </table:table-row>
        <table:table-row table:style-name="ro1">
          <table:table-cell office:value-type="string" calcext:value-type="string">
            <text:p>pli-tv-bu-vb-ss13:2.10</text:p>
          </table:table-cell>
          <table:table-cell office:value-type="string" calcext:value-type="string">
            <text:p>mālāvacchaṃ ropetipi ropāpetipi, siñcatipi siñcāpetipi, ocinātipi ocināpetipi, ganthetipi ganthāpetipi.</text:p>
          </table:table-cell>
          <table:table-cell office:value-type="string" calcext:value-type="string">
            <text:p>he plants flowering trees and gets it done; he waters them and gets it done; he plucks them and gets it done; he ties the flowers together and gets it done.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ss13:2.11</text:p>
          </table:table-cell>
          <table:table-cell office:value-type="string" calcext:value-type="string">
            <text:p>Dissanti ceva suyyanti cāti</text:p>
          </table:table-cell>
          <table:table-cell office:value-type="string" calcext:value-type="string">
            <text:p>Has been seen and heard about: </text:p>
          </table:table-cell>
          <table:table-cell office:value-type="string" calcext:value-type="string">
            <text:p/>
          </table:table-cell>
          <table:table-cell office:value-type="string" calcext:value-type="string">
            <text:p>&lt;dt&gt;{}&lt;/dt&gt;</text:p>
          </table:table-cell>
          <table:table-cell office:value-type="string" calcext:value-type="string">
            <text:p>ms1V_1771, sc19</text:p>
          </table:table-cell>
          <table:table-cell/>
        </table:table-row>
        <table:table-row table:style-name="ro1">
          <table:table-cell office:value-type="string" calcext:value-type="string">
            <text:p>pli-tv-bu-vb-ss13:2.12</text:p>
          </table:table-cell>
          <table:table-cell office:value-type="string" calcext:value-type="string">
            <text:p>ye saṃmukhā te passanti, ye tirokkhā te suṇanti.</text:p>
          </table:table-cell>
          <table:table-cell office:value-type="string" calcext:value-type="string">
            <text:p>those who are present see it; those who are absent hear about it.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ss13:2.13</text:p>
          </table:table-cell>
          <table:table-cell office:value-type="string" calcext:value-type="string">
            <text:p>Kulāni ca tena duṭṭhānīti</text:p>
          </table:table-cell>
          <table:table-cell office:value-type="string" calcext:value-type="string">
            <text:p>The families corrupted by him: </text:p>
          </table:table-cell>
          <table:table-cell office:value-type="string" calcext:value-type="string">
            <text:p/>
          </table:table-cell>
          <table:table-cell office:value-type="string" calcext:value-type="string">
            <text:p>&lt;dt&gt;{}&lt;/dt&gt;</text:p>
          </table:table-cell>
          <table:table-cell office:value-type="string" calcext:value-type="string">
            <text:p>km2.342, ms1V_1772, sc20, vri87.288</text:p>
          </table:table-cell>
          <table:table-cell/>
        </table:table-row>
        <table:table-row table:style-name="ro1">
          <table:table-cell office:value-type="string" calcext:value-type="string">
            <text:p>pli-tv-bu-vb-ss13:2.14</text:p>
          </table:table-cell>
          <table:table-cell office:value-type="string" calcext:value-type="string">
            <text:p>pubbe saddhā hutvā taṃ āgamma assaddhā honti, pasannā hutvā appasannā honti.</text:p>
          </table:table-cell>
          <table:table-cell office:value-type="string" calcext:value-type="string">
            <text:p>they have lost their faith because of him; they have lost their confidence because of him.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ss13:2.15</text:p>
          </table:table-cell>
          <table:table-cell office:value-type="string" calcext:value-type="string">
            <text:p>Dissanti ceva suyyanti cāti</text:p>
          </table:table-cell>
          <table:table-cell office:value-type="string" calcext:value-type="string">
            <text:p>Have been seen and heard about: </text:p>
          </table:table-cell>
          <table:table-cell office:value-type="string" calcext:value-type="string">
            <text:p/>
          </table:table-cell>
          <table:table-cell office:value-type="string" calcext:value-type="string">
            <text:p>&lt;dt&gt;{}&lt;/dt&gt;</text:p>
          </table:table-cell>
          <table:table-cell office:value-type="string" calcext:value-type="string">
            <text:p>mc1.329, ms1V_1773, sc21</text:p>
          </table:table-cell>
          <table:table-cell/>
        </table:table-row>
        <table:table-row table:style-name="ro1">
          <table:table-cell office:value-type="string" calcext:value-type="string">
            <text:p>pli-tv-bu-vb-ss13:2.16</text:p>
          </table:table-cell>
          <table:table-cell office:value-type="string" calcext:value-type="string">
            <text:p>ye saṃmukhā te passanti, ye tirokkhā te suṇanti.</text:p>
          </table:table-cell>
          <table:table-cell office:value-type="string" calcext:value-type="string">
            <text:p>those who are present see it; those who are absent hear about it.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ss13:2.17</text:p>
          </table:table-cell>
          <table:table-cell office:value-type="string" calcext:value-type="string">
            <text:p>So bhikkhūti</text:p>
          </table:table-cell>
          <table:table-cell office:value-type="string" calcext:value-type="string">
            <text:p>Him: </text:p>
          </table:table-cell>
          <table:table-cell office:value-type="string" calcext:value-type="string">
            <text:p/>
          </table:table-cell>
          <table:table-cell office:value-type="string" calcext:value-type="string">
            <text:p>&lt;dt&gt;{}&lt;/dt&gt;</text:p>
          </table:table-cell>
          <table:table-cell office:value-type="string" calcext:value-type="string">
            <text:p>ms1V_1774, sc22</text:p>
          </table:table-cell>
          <table:table-cell/>
        </table:table-row>
        <table:table-row table:style-name="ro1">
          <table:table-cell office:value-type="string" calcext:value-type="string">
            <text:p>pli-tv-bu-vb-ss13:2.18</text:p>
          </table:table-cell>
          <table:table-cell office:value-type="string" calcext:value-type="string">
            <text:p>yo so kuladūsako bhikkhu.</text:p>
          </table:table-cell>
          <table:table-cell office:value-type="string" calcext:value-type="string">
            <text:p>that monk who is a corrupter of families.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ss13:2.19</text:p>
          </table:table-cell>
          <table:table-cell office:value-type="string" calcext:value-type="string">
            <text:p>Bhikkhūhīti</text:p>
          </table:table-cell>
          <table:table-cell office:value-type="string" calcext:value-type="string">
            <text:p>The monks: </text:p>
          </table:table-cell>
          <table:table-cell office:value-type="string" calcext:value-type="string">
            <text:p/>
          </table:table-cell>
          <table:table-cell office:value-type="string" calcext:value-type="string">
            <text:p>&lt;dt&gt;{}&lt;/dt&gt;</text:p>
          </table:table-cell>
          <table:table-cell office:value-type="string" calcext:value-type="string">
            <text:p>ms1V_1775, sc23, sya1.427</text:p>
          </table:table-cell>
          <table:table-cell/>
        </table:table-row>
        <table:table-row table:style-name="ro1">
          <table:table-cell office:value-type="string" calcext:value-type="string">
            <text:p>pli-tv-bu-vb-ss13:2.20</text:p>
          </table:table-cell>
          <table:table-cell office:value-type="string" calcext:value-type="string">
            <text:p>aññehi bhikkhūhi. Ye passanti ye suṇanti. Tehi vattabbo—</text:p>
          </table:table-cell>
          <table:table-cell office:value-type="string" calcext:value-type="string">
            <text:p>Other monks, those who see it or hear about it. They should say, </text:p>
          </table:table-cell>
          <table:table-cell office:value-type="string" calcext:value-type="string">
            <text:p/>
          </table:table-cell>
          <table:table-cell office:value-type="string" calcext:value-type="string">
            <text:p>&lt;dd&gt;{}</text:p>
          </table:table-cell>
          <table:table-cell table:number-columns-repeated="2"/>
        </table:table-row>
        <table:table-row table:style-name="ro1">
          <table:table-cell office:value-type="string" calcext:value-type="string">
            <text:p>pli-tv-bu-vb-ss13:2.21</text:p>
          </table:table-cell>
          <table:table-cell office:value-type="string" calcext:value-type="string">
            <text:p>“āyasmā kho kuladūsako pāpasamācāro. Āyasmato kho pāpakā samācārā dissanti ceva suyyanti ca. Kulāni cāyasmatā duṭṭhāni dissanti ceva suyyanti ca. Pakkamatāyasmā imamhā āvāsā. Alaṃ te idha vāsenā”ti.</text:p>
          </table:table-cell>
          <table:table-cell office:value-type="string" calcext:value-type="string">
            <text:p>“Venerable, you’re a corrupter of families and badly behaved. Your bad behavior has been seen and heard about, and the families corrupted by you have been seen and heard about. Leave this monastery; you have stayed here long enough.” </text:p>
          </table:table-cell>
          <table:table-cell office:value-type="string" calcext:value-type="string">
            <text:p/>
          </table:table-cell>
          <table:table-cell office:value-type="string" calcext:value-type="string">
            <text:p>{}&lt;/dd&gt;</text:p>
          </table:table-cell>
          <table:table-cell table:number-columns-repeated="2"/>
        </table:table-row>
        <table:table-row table:style-name="ro1">
          <table:table-cell office:value-type="string" calcext:value-type="string">
            <text:p>pli-tv-bu-vb-ss13:2.22</text:p>
          </table:table-cell>
          <table:table-cell office:value-type="string" calcext:value-type="string">
            <text:p>Evañca so bhikkhu bhikkhūhi vuccamāno te bhikkhū evaṃ vadeyya—“chandagāmino ca bhikkhū, dosagāmino ca bhikkhū, mohagāmino ca bhikkhū, bhayagāmino ca bhikkhū. Tādisikāya āpattiyā ekaccaṃ pabbājenti ekaccaṃ na pabbājentī”ti.</text:p>
          </table:table-cell>
          <table:table-cell office:value-type="string" calcext:value-type="string">
            <text:p>If he replies, “You’re acting out of desire, ill will, confusion, and fear; because of this sort of offense, you banish some, but not others.” </text:p>
          </table:table-cell>
          <table:table-cell office:value-type="string" calcext:value-type="string">
            <text:p/>
          </table:table-cell>
          <table:table-cell office:value-type="string" calcext:value-type="string">
            <text:p>&lt;dt&gt;{}&lt;/dt&gt;</text:p>
          </table:table-cell>
          <table:table-cell office:value-type="string" calcext:value-type="string">
            <text:p>dr1.373, ms1V_1776, sc24</text:p>
          </table:table-cell>
          <table:table-cell/>
        </table:table-row>
        <table:table-row table:style-name="ro1">
          <table:table-cell office:value-type="string" calcext:value-type="string">
            <text:p>pli-tv-bu-vb-ss13:2.23</text:p>
          </table:table-cell>
          <table:table-cell office:value-type="string" calcext:value-type="string">
            <text:p>So bhikkhūti</text:p>
          </table:table-cell>
          <table:table-cell office:value-type="string" calcext:value-type="string">
            <text:p>Him: </text:p>
          </table:table-cell>
          <table:table-cell office:value-type="string" calcext:value-type="string">
            <text:p/>
          </table:table-cell>
          <table:table-cell office:value-type="string" calcext:value-type="string">
            <text:p>&lt;dt&gt;{}&lt;/dt&gt;</text:p>
          </table:table-cell>
          <table:table-cell office:value-type="string" calcext:value-type="string">
            <text:p>km2.343, ms1V_1777, sc25</text:p>
          </table:table-cell>
          <table:table-cell/>
        </table:table-row>
        <table:table-row table:style-name="ro1">
          <table:table-cell office:value-type="string" calcext:value-type="string">
            <text:p>pli-tv-bu-vb-ss13:2.24</text:p>
          </table:table-cell>
          <table:table-cell office:value-type="string" calcext:value-type="string">
            <text:p>yo so kammakato bhikkhu.</text:p>
          </table:table-cell>
          <table:table-cell office:value-type="string" calcext:value-type="string">
            <text:p>that monk who is having a legal procedure done against him. </text:p>
          </table:table-cell>
          <table:table-cell office:value-type="string" calcext:value-type="string">
            <text:p/>
          </table:table-cell>
          <table:table-cell office:value-type="string" calcext:value-type="string">
            <text:p>&lt;dd&gt;{}&lt;/dd&gt;</text:p>
          </table:table-cell>
          <table:table-cell table:number-columns-repeated="2"/>
        </table:table-row>
        <table:table-row table:style-name="ro1">
          <table:table-cell office:value-type="string" calcext:value-type="string">
            <text:p>pli-tv-bu-vb-ss13:2.25</text:p>
          </table:table-cell>
          <table:table-cell office:value-type="string" calcext:value-type="string">
            <text:p>Bhikkhūhīti</text:p>
          </table:table-cell>
          <table:table-cell office:value-type="string" calcext:value-type="string">
            <text:p>The monks: </text:p>
          </table:table-cell>
          <table:table-cell office:value-type="string" calcext:value-type="string">
            <text:p/>
          </table:table-cell>
          <table:table-cell office:value-type="string" calcext:value-type="string">
            <text:p>&lt;dt&gt;{}&lt;/dt&gt;</text:p>
          </table:table-cell>
          <table:table-cell office:value-type="string" calcext:value-type="string">
            <text:p>bj1.480, ms1V_1778, sc26</text:p>
          </table:table-cell>
          <table:table-cell/>
        </table:table-row>
        <table:table-row table:style-name="ro1">
          <table:table-cell office:value-type="string" calcext:value-type="string">
            <text:p>pli-tv-bu-vb-ss13:2.26</text:p>
          </table:table-cell>
          <table:table-cell office:value-type="string" calcext:value-type="string">
            <text:p>aññehi bhikkhūhi. Ye passanti ye suṇanti. Tehi vattabbo—</text:p>
          </table:table-cell>
          <table:table-cell office:value-type="string" calcext:value-type="string">
            <text:p>Other monks, those who see it or hear about it. They should say, </text:p>
          </table:table-cell>
          <table:table-cell office:value-type="string" calcext:value-type="string">
            <text:p/>
          </table:table-cell>
          <table:table-cell office:value-type="string" calcext:value-type="string">
            <text:p>&lt;dd&gt;&lt;p&gt;{}</text:p>
          </table:table-cell>
          <table:table-cell office:value-type="string" calcext:value-type="string">
            <text:p>cck1.417, csp1ed1.282, csp2ed1.282, ms1V_1779, sc27</text:p>
          </table:table-cell>
          <table:table-cell/>
        </table:table-row>
        <table:table-row table:style-name="ro1">
          <table:table-cell office:value-type="string" calcext:value-type="string">
            <text:p>pli-tv-bu-vb-ss13:2.27</text:p>
          </table:table-cell>
          <table:table-cell office:value-type="string" calcext:value-type="string">
            <text:p>“māyasmā evaṃ avaca. Na ca bhikkhū chandagāmino, na ca bhikkhū dosagāmino, na ca bhikkhū mohagāmino, na ca bhikkhū bhayagāmino.</text:p>
          </table:table-cell>
          <table:table-cell office:value-type="string" calcext:value-type="string">
            <text:p>“No, Venerable, the monks are not acting out of desire, ill will, confusion, and fea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28</text:p>
          </table:table-cell>
          <table:table-cell office:value-type="string" calcext:value-type="string">
            <text:p>Āyasmā kho kuladūsako pāpasamācāro. Āyasmato kho pāpakā samācārā dissanti ceva suyyanti ca. Kulāni cāyasmatā duṭṭhāni dissanti ceva suyyanti ca. Pakkamatāyasmā imamhā āvāsā. Alaṃ te idha vāsenā”ti.</text:p>
          </table:table-cell>
          <table:table-cell office:value-type="string" calcext:value-type="string">
            <text:p>Venerable, you’re a corrupter of families and badly behaved. Your bad behavior has been seen and heard about, and the families corrupted by you have been seen and heard about. Leave this monastery; you have stayed here long enoug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29</text:p>
          </table:table-cell>
          <table:table-cell office:value-type="string" calcext:value-type="string">
            <text:p>Dutiyampi vattabbo.</text:p>
          </table:table-cell>
          <table:table-cell office:value-type="string" calcext:value-type="string">
            <text:p>And they should say this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30</text:p>
          </table:table-cell>
          <table:table-cell office:value-type="string" calcext:value-type="string">
            <text:p>Tatiyampi vattabbo.</text:p>
          </table:table-cell>
          <table:table-cell office:value-type="string" calcext:value-type="string">
            <text:p>and a third ti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2.31</text:p>
          </table:table-cell>
          <table:table-cell office:value-type="string" calcext:value-type="string">
            <text:p>Sace paṭinissajjati, iccetaṃ kusalaṃ.</text:p>
          </table:table-cell>
          <table:table-cell office:value-type="string" calcext:value-type="string">
            <text:p>If he stops, all is well. </text:p>
          </table:table-cell>
          <table:table-cell office:value-type="string" calcext:value-type="string">
            <text:p/>
          </table:table-cell>
          <table:table-cell office:value-type="string" calcext:value-type="string">
            <text:p>&lt;p&gt;{}</text:p>
          </table:table-cell>
          <table:table-cell office:value-type="string" calcext:value-type="string">
            <text:p>km2.344, mc1.330, ms1V_1780, ndp1.276, sc28, sya1.428, vri87.289</text:p>
          </table:table-cell>
          <table:table-cell/>
        </table:table-row>
        <table:table-row table:style-name="ro1">
          <table:table-cell office:value-type="string" calcext:value-type="string">
            <text:p>pli-tv-bu-vb-ss13:2.32</text:p>
          </table:table-cell>
          <table:table-cell office:value-type="string" calcext:value-type="string">
            <text:p>No ce paṭinissajjati, āpatti dukkaṭassa.</text:p>
          </table:table-cell>
          <table:table-cell office:value-type="string" calcext:value-type="string">
            <text:p>If he does not stop, he commits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33</text:p>
          </table:table-cell>
          <table:table-cell office:value-type="string" calcext:value-type="string">
            <text:p>Sutvā na vadanti, āpatti dukkaṭassa.</text:p>
          </table:table-cell>
          <table:table-cell office:value-type="string" calcext:value-type="string">
            <text:p>If those who hear about it do not say anything, they commit an offense of wrong conduct. </text:p>
          </table:table-cell>
          <table:table-cell office:value-type="string" calcext:value-type="string">
            <text:p/>
          </table:table-cell>
          <table:table-cell office:value-type="string" calcext:value-type="string">
            <text:p>&lt;span class='subrule'&gt;{}&lt;/span&gt;&lt;/p&gt;</text:p>
          </table:table-cell>
          <table:table-cell table:number-columns-repeated="2"/>
        </table:table-row>
        <table:table-row table:style-name="ro1">
          <table:table-cell office:value-type="string" calcext:value-type="string">
            <text:p>pli-tv-bu-vb-ss13:2.34</text:p>
          </table:table-cell>
          <table:table-cell office:value-type="string" calcext:value-type="string">
            <text:p>So bhikkhu saṃghamajjhampi ākaḍḍhitvā vattabbo—</text:p>
          </table:table-cell>
          <table:table-cell office:value-type="string" calcext:value-type="string">
            <text:p>That monk, even if he has to be dragged into the Sangha, should be corrected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2.35</text:p>
          </table:table-cell>
          <table:table-cell office:value-type="string" calcext:value-type="string">
            <text:p>“māyasmā evaṃ avaca. Na ca bhikkhū chandagāmino, na ca bhikkhū dosagāmino, na ca bhikkhū mohagāmino, na ca bhikkhū bhayagāmino.</text:p>
          </table:table-cell>
          <table:table-cell office:value-type="string" calcext:value-type="string">
            <text:p>“No, Venerable, the monks are not acting out of desire, ill will, confusion, and fea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36</text:p>
          </table:table-cell>
          <table:table-cell office:value-type="string" calcext:value-type="string">
            <text:p>Āyasmā kho kuladūsako pāpasamācāro. Āyasmato kho pāpakā samācārā dissanti ceva suyyanti ca. Kulāni cāyasmatā duṭṭhāni dissanti ceva suyyanti ca. Pakkamatāyasmā imamhā āvāsā. Alaṃ te idha vāsenā”ti.</text:p>
          </table:table-cell>
          <table:table-cell office:value-type="string" calcext:value-type="string">
            <text:p>Venerable, you’re a corrupter of families and badly behaved. Your bad behavior has been seen and heard about, and the families corrupted by you have been seen and heard about. Leave this monastery; you have stayed here long enoug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37</text:p>
          </table:table-cell>
          <table:table-cell office:value-type="string" calcext:value-type="string">
            <text:p>Dutiyampi vattabbo.</text:p>
          </table:table-cell>
          <table:table-cell office:value-type="string" calcext:value-type="string">
            <text:p>They should say this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38</text:p>
          </table:table-cell>
          <table:table-cell office:value-type="string" calcext:value-type="string">
            <text:p>Tatiyampi vattabbo.</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39</text:p>
          </table:table-cell>
          <table:table-cell office:value-type="string" calcext:value-type="string">
            <text:p>Sace paṭinissajjati, iccetaṃ kusalaṃ.</text:p>
          </table:table-cell>
          <table:table-cell office:value-type="string" calcext:value-type="string">
            <text:p>If he stops, all is we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40</text:p>
          </table:table-cell>
          <table:table-cell office:value-type="string" calcext:value-type="string">
            <text:p>No ce paṭinissajjati, āpatti dukkaṭassa.</text:p>
          </table:table-cell>
          <table:table-cell office:value-type="string" calcext:value-type="string">
            <text:p>If he does not stop, he commits an offense of wrong conduct. </text:p>
          </table:table-cell>
          <table:table-cell office:value-type="string" calcext:value-type="string">
            <text:p/>
          </table:table-cell>
          <table:table-cell office:value-type="string" calcext:value-type="string">
            <text:p>{}&lt;/p&gt;&lt;/dd&gt;</text:p>
          </table:table-cell>
          <table:table-cell table:number-columns-repeated="2"/>
        </table:table-row>
        <table:table-row table:style-name="ro1">
          <table:table-cell office:value-type="string" calcext:value-type="string">
            <text:p>pli-tv-bu-vb-ss13:2.41</text:p>
          </table:table-cell>
          <table:table-cell office:value-type="string" calcext:value-type="string">
            <text:p>So bhikkhu samanubhāsitabbo.</text:p>
          </table:table-cell>
          <table:table-cell office:value-type="string" calcext:value-type="string">
            <text:p>Should press him: </text:p>
          </table:table-cell>
          <table:table-cell office:value-type="string" calcext:value-type="string">
            <text:p/>
          </table:table-cell>
          <table:table-cell office:value-type="string" calcext:value-type="string">
            <text:p>&lt;dt&gt;{}&lt;/dt&gt;</text:p>
          </table:table-cell>
          <table:table-cell table:number-columns-repeated="2"/>
        </table:table-row>
        <table:table-row table:style-name="ro1">
          <table:table-cell office:value-type="string" calcext:value-type="string">
            <text:p>pli-tv-bu-vb-ss13:2.42</text:p>
          </table:table-cell>
          <table:table-cell office:value-type="string" calcext:value-type="string">
            <text:p>“Evañca pana, bhikkhave, samanubhāsitabbo.</text:p>
          </table:table-cell>
          <table:table-cell office:value-type="string" calcext:value-type="string">
            <text:p>“And, monks, he should be pressed in this way. </text:p>
          </table:table-cell>
          <table:table-cell office:value-type="string" calcext:value-type="string">
            <text:p/>
          </table:table-cell>
          <table:table-cell office:value-type="string" calcext:value-type="string">
            <text:p>&lt;dd&gt;&lt;p&gt;{}</text:p>
          </table:table-cell>
          <table:table-cell office:value-type="string" calcext:value-type="string">
            <text:p>ms1V_1781, sc29</text:p>
          </table:table-cell>
          <table:table-cell/>
        </table:table-row>
        <table:table-row table:style-name="ro1">
          <table:table-cell office:value-type="string" calcext:value-type="string">
            <text:p>pli-tv-bu-vb-ss13:2.43</text:p>
          </table:table-cell>
          <table:table-cell office:value-type="string" calcext:value-type="string">
            <text:p>Byattena bhikkhunā paṭibalena saṃgho ñāpetabbo—</text:p>
          </table:table-cell>
          <table:table-cell office:value-type="string" calcext:value-type="string">
            <text:p>A competent and capable monk should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2.44</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1.418, dr1.374, km2.345, ms1V_1782, msdiv438, sc30</text:p>
          </table:table-cell>
          <table:table-cell/>
        </table:table-row>
        <table:table-row table:style-name="ro1">
          <table:table-cell office:value-type="string" calcext:value-type="string">
            <text:p>pli-tv-bu-vb-ss13:2.45</text:p>
          </table:table-cell>
          <table:table-cell office:value-type="string" calcext:value-type="string">
            <text:p>Ayaṃ itthannāmo bhikkhu saṃghena pabbājanīyakammakato bhikkhū chandagāmitā dosagāmitā mohagāmitā bhayagāmitā pāpeti.</text:p>
          </table:table-cell>
          <table:table-cell office:value-type="string" calcext:value-type="string">
            <text:p>The monk so-and-so, who has had a legal procedure of banishment done against him, is slandering the monks as acting out of desire, ill will, confusion, and fear. </text:p>
          </table:table-cell>
          <table:table-cell office:value-type="string" calcext:value-type="string">
            <text:p/>
          </table:table-cell>
          <table:table-cell office:value-type="string" calcext:value-type="string">
            <text:p>{}</text:p>
          </table:table-cell>
          <table:table-cell office:value-type="string" calcext:value-type="string">
            <text:p>pts-vp-en1.327</text:p>
          </table:table-cell>
          <table:table-cell/>
        </table:table-row>
        <table:table-row table:style-name="ro1">
          <table:table-cell office:value-type="string" calcext:value-type="string">
            <text:p>pli-tv-bu-vb-ss13:2.46</text:p>
          </table:table-cell>
          <table:table-cell office:value-type="string" calcext:value-type="string">
            <text:p>So taṃ vatthuṃ na paṭinissajjati.</text:p>
          </table:table-cell>
          <table:table-cell office:value-type="string" calcext:value-type="string">
            <text:p>And he keeps on doing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47</text:p>
          </table:table-cell>
          <table:table-cell office:value-type="string" calcext:value-type="string">
            <text:p>Yadi saṃghassa pattakallaṃ, saṃgho itthannāmaṃ bhikkhuṃ samanubhāseyya tassa vatthussa paṭinissaggāya.</text:p>
          </table:table-cell>
          <table:table-cell office:value-type="string" calcext:value-type="string">
            <text:p>If it seems appropriate to the Sangha, the Sangha should press him to make him sto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48</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2.49</text:p>
          </table:table-cell>
          <table:table-cell office:value-type="string" calcext:value-type="string">
            <text:p>Suṇātu me, bhante, saṃ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ms1V_1783, sc31</text:p>
          </table:table-cell>
          <table:table-cell/>
        </table:table-row>
        <table:table-row table:style-name="ro1">
          <table:table-cell office:value-type="string" calcext:value-type="string">
            <text:p>pli-tv-bu-vb-ss13:2.50</text:p>
          </table:table-cell>
          <table:table-cell office:value-type="string" calcext:value-type="string">
            <text:p>Ayaṃ itthannāmo bhikkhu saṃghena pabbājanīyakammakato bhikkhū chandagāmitā dosagāmitā mohagāmitā bhayagāmitā pāpeti.</text:p>
          </table:table-cell>
          <table:table-cell office:value-type="string" calcext:value-type="string">
            <text:p>The monk so-and-so, who has had a legal procedure of banishment done against him, is slandering the monks as acting out of desire, ill will, confusion, and fea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51</text:p>
          </table:table-cell>
          <table:table-cell office:value-type="string" calcext:value-type="string">
            <text:p>So taṃ vatthuṃ na paṭinissajjati.</text:p>
          </table:table-cell>
          <table:table-cell office:value-type="string" calcext:value-type="string">
            <text:p>And he keeps on doing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52</text:p>
          </table:table-cell>
          <table:table-cell office:value-type="string" calcext:value-type="string">
            <text:p>Saṃgho itthannāmaṃ bhikkhuṃ samanubhāsati tassa vatthussa paṭinissaggāya.</text:p>
          </table:table-cell>
          <table:table-cell office:value-type="string" calcext:value-type="string">
            <text:p>The Sangha presses him to make him sto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53</text:p>
          </table:table-cell>
          <table:table-cell office:value-type="string" calcext:value-type="string">
            <text:p>Yassāyasmato khamati itthannāmassa bhikkhuno samanubhāsanā tassa vatthussa paṭinissaggāya, so tuṇhassa; yassa nakkhamati, so bhāseyya.</text:p>
          </table:table-cell>
          <table:table-cell office:value-type="string" calcext:value-type="string">
            <text:p>Any monk who approves of pressing him to make him stop should remain silent. 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2.54</text:p>
          </table:table-cell>
          <table:table-cell office:value-type="string" calcext:value-type="string">
            <text:p>Dutiyampi etamatthaṃ vadāmi …pe…</text:p>
          </table:table-cell>
          <table:table-cell office:value-type="string" calcext:value-type="string">
            <text:p>For the second time I speak on this matter … </text:p>
          </table:table-cell>
          <table:table-cell office:value-type="string" calcext:value-type="string">
            <text:p/>
          </table:table-cell>
          <table:table-cell office:value-type="string" calcext:value-type="string">
            <text:p>&lt;p&gt;{}</text:p>
          </table:table-cell>
          <table:table-cell office:value-type="string" calcext:value-type="string">
            <text:p>ms1V_1784, sc32</text:p>
          </table:table-cell>
          <table:table-cell/>
        </table:table-row>
        <table:table-row table:style-name="ro1">
          <table:table-cell office:value-type="string" calcext:value-type="string">
            <text:p>pli-tv-bu-vb-ss13:2.55</text:p>
          </table:table-cell>
          <table:table-cell office:value-type="string" calcext:value-type="string">
            <text:p>tatiyampi etamatthaṃ vadāmi …pe….</text:p>
          </table:table-cell>
          <table:table-cell office:value-type="string" calcext:value-type="string">
            <text:p>For the third time I speak on this matter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2.56</text:p>
          </table:table-cell>
          <table:table-cell office:value-type="string" calcext:value-type="string">
            <text:p>Samanubhaṭṭho saṃghena itthannāmo bhikkhu tassa vatthussa paṭinissaggāya.</text:p>
          </table:table-cell>
          <table:table-cell office:value-type="string" calcext:value-type="string">
            <text:p>The Sangha has pressed monk so-and-so to stop. </text:p>
          </table:table-cell>
          <table:table-cell office:value-type="string" calcext:value-type="string">
            <text:p/>
          </table:table-cell>
          <table:table-cell office:value-type="string" calcext:value-type="string">
            <text:p>&lt;p&gt;{}</text:p>
          </table:table-cell>
          <table:table-cell office:value-type="string" calcext:value-type="string">
            <text:p>km2.346, ms1V_1785, sc33</text:p>
          </table:table-cell>
          <table:table-cell/>
        </table:table-row>
        <table:table-row table:style-name="ro1">
          <table:table-cell office:value-type="string" calcext:value-type="string">
            <text:p>pli-tv-bu-vb-ss13:2.57</text:p>
          </table:table-cell>
          <table:table-cell office:value-type="string" calcext:value-type="string">
            <text:p>Khamati saṃghassa, tasmā tuṇhī, evametaṃ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bu-vb-ss13:2.58</text:p>
          </table:table-cell>
          <table:table-cell office:value-type="string" calcext:value-type="string">
            <text:p>Ñattiyā dukkaṭaṃ,</text:p>
          </table:table-cell>
          <table:table-cell office:value-type="string" calcext:value-type="string">
            <text:p>After the motion, he commits an offense of wrong conduct. </text:p>
          </table:table-cell>
          <table:table-cell office:value-type="string" calcext:value-type="string">
            <text:p>_Ñattiyā dukkaṭaṃ_. The Pali text just says _dukkaṭa_, without specifying that it is an _āpatti_, an offense. Yet just below the text says that the _dukkaṭa_ is annulled if you commit the full offense of _saṅghādisesa_. The implication is that _dukkaṭa_ should be read as _āpatti dukkaṭassa_, “an offense of wrong conduct”.</text:p>
          </table:table-cell>
          <table:table-cell office:value-type="string" calcext:value-type="string">
            <text:p>&lt;p&gt;{}</text:p>
          </table:table-cell>
          <table:table-cell office:value-type="string" calcext:value-type="string">
            <text:p>csp1ed1.283, csp2ed1.283, ms1V_1786, msdiv439, sc34, sya1.429</text:p>
          </table:table-cell>
          <table:table-cell/>
        </table:table-row>
        <table:table-row table:style-name="ro1">
          <table:table-cell office:value-type="string" calcext:value-type="string">
            <text:p>pli-tv-bu-vb-ss13:2.59</text:p>
          </table:table-cell>
          <table:table-cell office:value-type="string" calcext:value-type="string">
            <text:p>dvīhi kammavācāhi thullaccayā,</text:p>
          </table:table-cell>
          <table:table-cell office:value-type="string" calcext:value-type="string">
            <text:p>After each of the first two announcements, he commits a serious offense.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ss13:2.60</text:p>
          </table:table-cell>
          <table:table-cell office:value-type="string" calcext:value-type="string">
            <text:p>kammavācāpariyosāne āpatti saṃghādisesassa.</text:p>
          </table:table-cell>
          <table:table-cell office:value-type="string" calcext:value-type="string">
            <text:p>When the last announcement is finished, he commits an offense entailing suspen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2.61</text:p>
          </table:table-cell>
          <table:table-cell office:value-type="string" calcext:value-type="string">
            <text:p>Saṃghādisesaṃ ajjhāpajjantassa ñattiyā dukkaṭaṃ, dvīhi kammavācāhi thullaccayā paṭippassambhanti.</text:p>
          </table:table-cell>
          <table:table-cell office:value-type="string" calcext:value-type="string">
            <text:p>For one who commits the offense entailing suspension, the offense of wrong conduct and the serious offenses are annulled. </text:p>
          </table:table-cell>
          <table:table-cell office:value-type="string" calcext:value-type="string">
            <text:p/>
          </table:table-cell>
          <table:table-cell office:value-type="string" calcext:value-type="string">
            <text:p>{}&lt;/p&gt;&lt;/dd&gt;</text:p>
          </table:table-cell>
          <table:table-cell table:number-columns-repeated="2"/>
        </table:table-row>
        <table:table-row table:style-name="ro1">
          <table:table-cell office:value-type="string" calcext:value-type="string">
            <text:p>pli-tv-bu-vb-ss13:2.62</text:p>
          </table:table-cell>
          <table:table-cell office:value-type="string" calcext:value-type="string">
            <text:p>Saṃghādisesoti</text:p>
          </table:table-cell>
          <table:table-cell office:value-type="string" calcext:value-type="string">
            <text:p>He commits an offense entailing suspension: </text:p>
          </table:table-cell>
          <table:table-cell office:value-type="string" calcext:value-type="string">
            <text:p/>
          </table:table-cell>
          <table:table-cell office:value-type="string" calcext:value-type="string">
            <text:p>&lt;dt&gt;{}&lt;/dt&gt;</text:p>
          </table:table-cell>
          <table:table-cell office:value-type="string" calcext:value-type="string">
            <text:p>bj1.482, ms1V_1787, pts-vp-pli3.186, sc35</text:p>
          </table:table-cell>
          <table:table-cell/>
        </table:table-row>
        <table:table-row table:style-name="ro1">
          <table:table-cell office:value-type="string" calcext:value-type="string">
            <text:p>pli-tv-bu-vb-ss13:2.63</text:p>
          </table:table-cell>
          <table:table-cell office:value-type="string" calcext:value-type="string">
            <text:p>saṃghova tassā āpattiyā parivāsaṃ deti, mūlāya paṭikassati, mānattaṃ deti, abbheti; na sambahulā, na ekapuggalo. Tena vuccati—“saṃghādiseso”ti,</text:p>
          </table:table-cell>
          <table:table-cell office:value-type="string" calcext:value-type="string">
            <text:p>only the Sangha gives probation for that offense, sends back to the beginning, gives the trial period, and rehabilitates—not several monks, not an individual. Therefore it is called “an offense entailing suspension”. </text:p>
          </table:table-cell>
          <table:table-cell office:value-type="string" calcext:value-type="string">
            <text:p/>
          </table:table-cell>
          <table:table-cell office:value-type="string" calcext:value-type="string">
            <text:p>&lt;dd&gt;{} </text:p>
          </table:table-cell>
          <table:table-cell table:number-columns-repeated="2"/>
        </table:table-row>
        <table:table-row table:style-name="ro1">
          <table:table-cell office:value-type="string" calcext:value-type="string">
            <text:p>pli-tv-bu-vb-ss13:2.64</text:p>
          </table:table-cell>
          <table:table-cell office:value-type="string" calcext:value-type="string">
            <text:p>tasseva āpattinikāyassa nāmakammaṃ adhivacanaṃ. Tenapi vuccati “saṃghādiseso”ti.</text:p>
          </table:table-cell>
          <table:table-cell office:value-type="string" calcext:value-type="string">
            <text:p>This is the name and designation of this class of offense. Therefore, too, it is called “an offense entailing suspension”. </text:p>
          </table:table-cell>
          <table:table-cell office:value-type="string" calcext:value-type="string">
            <text:p/>
          </table:table-cell>
          <table:table-cell office:value-type="string" calcext:value-type="string">
            <text:p>{}&lt;/dd&gt;&lt;/dl&gt;&lt;/section&gt;</text:p>
          </table:table-cell>
          <table:table-cell table:number-columns-repeated="2"/>
        </table:table-row>
        <table:table-row table:style-name="ro1">
          <table:table-cell office:value-type="string" calcext:value-type="string">
            <text:p>pli-tv-bu-vb-ss13:3.1.0</text:p>
          </table:table-cell>
          <table:table-cell office:value-type="string" calcext:value-type="string">
            <text:p/>
          </table:table-cell>
          <table:table-cell office:value-type="string" calcext:value-type="string">
            <text:p>Permutations </text:p>
          </table:table-cell>
          <table:table-cell office:value-type="string" calcext:value-type="string">
            <text:p/>
          </table:table-cell>
          <table:table-cell office:value-type="string" calcext:value-type="string">
            <text:p>&lt;section class='vinaya-cakka'&gt;&lt;h2&gt;{}&lt;/h2&gt;</text:p>
          </table:table-cell>
          <table:table-cell table:number-columns-repeated="2"/>
        </table:table-row>
        <table:table-row table:style-name="ro1">
          <table:table-cell office:value-type="string" calcext:value-type="string">
            <text:p>pli-tv-bu-vb-ss13:3.1.1</text:p>
          </table:table-cell>
          <table:table-cell office:value-type="string" calcext:value-type="string">
            <text:p>Dhammakamme dhammakammasaññī na paṭinissajjati, āpatti saṃghādisesassa.</text:p>
          </table:table-cell>
          <table:table-cell office:value-type="string" calcext:value-type="string">
            <text:p>If it is a legitimate legal procedure, and he perceives it as legitimate, but he does not stop, he commits an offense entailing suspension. </text:p>
          </table:table-cell>
          <table:table-cell office:value-type="string" calcext:value-type="string">
            <text:p/>
          </table:table-cell>
          <table:table-cell office:value-type="string" calcext:value-type="string">
            <text:p>&lt;p&gt;{}&lt;/p&gt;</text:p>
          </table:table-cell>
          <table:table-cell office:value-type="string" calcext:value-type="string">
            <text:p>km2.347, ms1V_1788, msdiv440, ndp1.277, pts-cs3.1, sc36, vri87.290</text:p>
          </table:table-cell>
          <table:table-cell/>
        </table:table-row>
        <table:table-row table:style-name="ro1">
          <table:table-cell office:value-type="string" calcext:value-type="string">
            <text:p>pli-tv-bu-vb-ss13:3.1.2</text:p>
          </table:table-cell>
          <table:table-cell office:value-type="string" calcext:value-type="string">
            <text:p>Dhammakamme vematiko na paṭinissajjati, āpatti saṃghādisesassa.</text:p>
          </table:table-cell>
          <table:table-cell office:value-type="string" calcext:value-type="string">
            <text:p>If it is a legitimate legal procedure, but he is unsure if it is, and he does not stop, he commits an offense entailing suspension. </text:p>
          </table:table-cell>
          <table:table-cell office:value-type="string" calcext:value-type="string">
            <text:p/>
          </table:table-cell>
          <table:table-cell office:value-type="string" calcext:value-type="string">
            <text:p>&lt;p&gt;{}&lt;/p&gt;</text:p>
          </table:table-cell>
          <table:table-cell office:value-type="string" calcext:value-type="string">
            <text:p>dr1.375, ms1V_1789, sc37</text:p>
          </table:table-cell>
          <table:table-cell/>
        </table:table-row>
        <table:table-row table:style-name="ro1">
          <table:table-cell office:value-type="string" calcext:value-type="string">
            <text:p>pli-tv-bu-vb-ss13:3.1.3</text:p>
          </table:table-cell>
          <table:table-cell office:value-type="string" calcext:value-type="string">
            <text:p>Dhammakamme adhammakammasaññī na paṭinissajjati, āpatti saṃghādisesassa.</text:p>
          </table:table-cell>
          <table:table-cell office:value-type="string" calcext:value-type="string">
            <text:p>If it is a legitimate legal procedure, but he perceives it as illegitimate, and he does not stop, he commits an offense entailing suspension. </text:p>
          </table:table-cell>
          <table:table-cell office:value-type="string" calcext:value-type="string">
            <text:p/>
          </table:table-cell>
          <table:table-cell office:value-type="string" calcext:value-type="string">
            <text:p>&lt;p&gt;{}&lt;/p&gt;</text:p>
          </table:table-cell>
          <table:table-cell office:value-type="string" calcext:value-type="string">
            <text:p>cck1.419, ms1V_1790, sc38</text:p>
          </table:table-cell>
          <table:table-cell/>
        </table:table-row>
        <table:table-row table:style-name="ro1">
          <table:table-cell office:value-type="string" calcext:value-type="string">
            <text:p>pli-tv-bu-vb-ss13:3.1.4</text:p>
          </table:table-cell>
          <table:table-cell office:value-type="string" calcext:value-type="string">
            <text:p>Adhammakamme dhammakammasaññī, āpatti dukkaṭassa.</text:p>
          </table:table-cell>
          <table:table-cell office:value-type="string" calcext:value-type="string">
            <text:p>If it is an illegitimate legal procedure, but he perceives it as legitimate, he commits an offense of wrong conduct. </text:p>
          </table:table-cell>
          <table:table-cell office:value-type="string" calcext:value-type="string">
            <text:p/>
          </table:table-cell>
          <table:table-cell office:value-type="string" calcext:value-type="string">
            <text:p>&lt;p&gt;{}&lt;/p&gt;</text:p>
          </table:table-cell>
          <table:table-cell office:value-type="string" calcext:value-type="string">
            <text:p>mc1.331, ms1V_1791, sc39</text:p>
          </table:table-cell>
          <table:table-cell/>
        </table:table-row>
        <table:table-row table:style-name="ro1">
          <table:table-cell office:value-type="string" calcext:value-type="string">
            <text:p>pli-tv-bu-vb-ss13:3.1.5</text:p>
          </table:table-cell>
          <table:table-cell office:value-type="string" calcext:value-type="string">
            <text:p>Adhammakamme vematiko, āpatti dukkaṭassa.</text:p>
          </table:table-cell>
          <table:table-cell office:value-type="string" calcext:value-type="string">
            <text:p>If it is an illegitimate legal procedure, but he is unsure if it is, he commits an offense of wrong conduct. </text:p>
          </table:table-cell>
          <table:table-cell office:value-type="string" calcext:value-type="string">
            <text:p/>
          </table:table-cell>
          <table:table-cell office:value-type="string" calcext:value-type="string">
            <text:p>&lt;p&gt;{}&lt;/p&gt;</text:p>
          </table:table-cell>
          <table:table-cell office:value-type="string" calcext:value-type="string">
            <text:p>ms1V_1792, sc40</text:p>
          </table:table-cell>
          <table:table-cell/>
        </table:table-row>
        <table:table-row table:style-name="ro1">
          <table:table-cell office:value-type="string" calcext:value-type="string">
            <text:p>pli-tv-bu-vb-ss13:3.1.6</text:p>
          </table:table-cell>
          <table:table-cell office:value-type="string" calcext:value-type="string">
            <text:p>Adhammakamme adhammakammasaññī, āpatti dukkaṭassa.</text:p>
          </table:table-cell>
          <table:table-cell office:value-type="string" calcext:value-type="string">
            <text:p>If it is an illegitimate legal procedure, and he perceives it as illegitimate, he commits an offense of wrong conduct. </text:p>
          </table:table-cell>
          <table:table-cell office:value-type="string" calcext:value-type="string">
            <text:p/>
          </table:table-cell>
          <table:table-cell office:value-type="string" calcext:value-type="string">
            <text:p>&lt;p&gt;{}&lt;/p&gt;&lt;/section&gt;</text:p>
          </table:table-cell>
          <table:table-cell office:value-type="string" calcext:value-type="string">
            <text:p>ms1V_1793, sc41</text:p>
          </table:table-cell>
          <table:table-cell/>
        </table:table-row>
        <table:table-row table:style-name="ro1">
          <table:table-cell office:value-type="string" calcext:value-type="string">
            <text:p>pli-tv-bu-vb-ss13:3.2.0</text:p>
          </table:table-cell>
          <table:table-cell office:value-type="string" calcext:value-type="string">
            <text:p/>
          </table:table-cell>
          <table:table-cell office:value-type="string" calcext:value-type="string">
            <text:p>Non-offenses </text:p>
          </table:table-cell>
          <table:table-cell office:value-type="string" calcext:value-type="string">
            <text:p/>
          </table:table-cell>
          <table:table-cell office:value-type="string" calcext:value-type="string">
            <text:p>&lt;section class='vinaya-anapatti'&gt;&lt;h2&gt;{}&lt;/h2&gt;</text:p>
          </table:table-cell>
          <table:table-cell table:number-columns-repeated="2"/>
        </table:table-row>
        <table:table-row table:style-name="ro1">
          <table:table-cell office:value-type="string" calcext:value-type="string">
            <text:p>pli-tv-bu-vb-ss13:3.2.1</text:p>
          </table:table-cell>
          <table:table-cell office:value-type="string" calcext:value-type="string">
            <text:p>Anāpatti—</text:p>
          </table:table-cell>
          <table:table-cell office:value-type="string" calcext:value-type="string">
            <text:p>There is no offense: </text:p>
          </table:table-cell>
          <table:table-cell office:value-type="string" calcext:value-type="string">
            <text:p/>
          </table:table-cell>
          <table:table-cell office:value-type="string" calcext:value-type="string">
            <text:p>&lt;p&gt;{} </text:p>
          </table:table-cell>
          <table:table-cell office:value-type="string" calcext:value-type="string">
            <text:p>ms1V_1794, msdiv441, pts-cs3.2, sc42</text:p>
          </table:table-cell>
          <table:table-cell/>
        </table:table-row>
        <table:table-row table:style-name="ro1">
          <table:table-cell office:value-type="string" calcext:value-type="string">
            <text:p>pli-tv-bu-vb-ss13:3.2.2</text:p>
          </table:table-cell>
          <table:table-cell office:value-type="string" calcext:value-type="string">
            <text:p>asamanubhāsantassa,</text:p>
          </table:table-cell>
          <table:table-cell office:value-type="string" calcext:value-type="string">
            <text:p>if he has not been pressed;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ss13:3.2.3</text:p>
          </table:table-cell>
          <table:table-cell office:value-type="string" calcext:value-type="string">
            <text:p>paṭinissajjantassa,</text:p>
          </table:table-cell>
          <table:table-cell office:value-type="string" calcext:value-type="string">
            <text:p>if he stop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ss13:3.2.4</text:p>
          </table:table-cell>
          <table:table-cell office:value-type="string" calcext:value-type="string">
            <text:p>ummattakassa,</text:p>
          </table:table-cell>
          <table:table-cell office:value-type="string" calcext:value-type="string">
            <text:p>if he is insane;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bu-vb-ss13:3.2.5</text:p>
          </table:table-cell>
          <table:table-cell office:value-type="string" calcext:value-type="string">
            <text:p>ādikammikassāti.</text:p>
          </table:table-cell>
          <table:table-cell office:value-type="string" calcext:value-type="string">
            <text:p>if he is the first offender. </text:p>
          </table:table-cell>
          <table:table-cell office:value-type="string" calcext:value-type="string">
            <text:p/>
          </table:table-cell>
          <table:table-cell office:value-type="string" calcext:value-type="string">
            <text:p>{}&lt;/p&gt;&lt;/section&gt;</text:p>
          </table:table-cell>
          <table:table-cell table:number-columns-repeated="2"/>
        </table:table-row>
        <table:table-row table:style-name="ro1">
          <table:table-cell office:value-type="string" calcext:value-type="string">
            <text:p>pli-tv-bu-vb-ss13:3.2.6</text:p>
          </table:table-cell>
          <table:table-cell office:value-type="string" calcext:value-type="string">
            <text:p>Kuladūsakasikkhāpadaṃ niṭṭhitaṃ terasamaṃ.</text:p>
          </table:table-cell>
          <table:table-cell office:value-type="string" calcext:value-type="string">
            <text:p>The thirteenth rule, the training rule on corrupters of families, is finished. </text:p>
          </table:table-cell>
          <table:table-cell office:value-type="string" calcext:value-type="string">
            <text:p/>
          </table:table-cell>
          <table:table-cell office:value-type="string" calcext:value-type="string">
            <text:p>&lt;p class='endsutta'&gt;{}&lt;/p&gt;</text:p>
          </table:table-cell>
          <table:table-cell office:value-type="string" calcext:value-type="string">
            <text:p>ms1V_1795, sc43</text:p>
          </table:table-cell>
          <table:table-cell/>
        </table:table-row>
        <table:table-row table:style-name="ro1">
          <table:table-cell office:value-type="string" calcext:value-type="string">
            <text:p>pli-tv-bu-vb-ss13:3.2.7</text:p>
          </table:table-cell>
          <table:table-cell office:value-type="string" calcext:value-type="string">
            <text:p>“Uddiṭṭhā kho, āyasmanto, terasa saṃghādisesā dhammā, nava paṭhamāpattikā, cattāro yāvatatiyakā.</text:p>
          </table:table-cell>
          <table:table-cell office:value-type="string" calcext:value-type="string">
            <text:p>“Venerables, the thirteen rules on suspension have been recited, nine being immediate offenses, four after the third announcement. </text:p>
          </table:table-cell>
          <table:table-cell office:value-type="string" calcext:value-type="string">
            <text:p/>
          </table:table-cell>
          <table:table-cell office:value-type="string" calcext:value-type="string">
            <text:p>&lt;section class='patimokkha'&gt;&lt;p&gt;{}</text:p>
          </table:table-cell>
          <table:table-cell office:value-type="string" calcext:value-type="string">
            <text:p>km2.348, ms1V_1796, msdiv442, pts-vp-en1.328, sc44, sya1.430</text:p>
          </table:table-cell>
          <table:table-cell/>
        </table:table-row>
        <table:table-row table:style-name="ro1">
          <table:table-cell office:value-type="string" calcext:value-type="string">
            <text:p>pli-tv-bu-vb-ss13:3.2.8</text:p>
          </table:table-cell>
          <table:table-cell office:value-type="string" calcext:value-type="string">
            <text:p>Yesaṃ bhikkhu aññataraṃ vā aññataraṃ vā āpajjitvā yāvatīhaṃ jānaṃ paṭicchādeti tāvatīhaṃ tena bhikkhunā akāmā parivattabbaṃ.</text:p>
          </table:table-cell>
          <table:table-cell office:value-type="string" calcext:value-type="string">
            <text:p>If a monk commits any one of them, he is to undergo probation for the same number of days as he knowingly concealed that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3.2.9</text:p>
          </table:table-cell>
          <table:table-cell office:value-type="string" calcext:value-type="string">
            <text:p>Parivutthaparivāsena bhikkhunā uttari chārattaṃ bhikkhumānattāya paṭipajjitabbaṃ.</text:p>
          </table:table-cell>
          <table:table-cell office:value-type="string" calcext:value-type="string">
            <text:p>When this is completed, he must undertake the trial period for a further six d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3.2.10</text:p>
          </table:table-cell>
          <table:table-cell office:value-type="string" calcext:value-type="string">
            <text:p>Ciṇṇamānatto bhikkhu yattha siyā vīsatigaṇo bhikkhusaṃgho tattha so bhikkhu abbhetabbo.</text:p>
          </table:table-cell>
          <table:table-cell office:value-type="string" calcext:value-type="string">
            <text:p>When this is completed, he is to be rehabilitated wherever there is an Sangha of at least twenty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3.2.11</text:p>
          </table:table-cell>
          <table:table-cell office:value-type="string" calcext:value-type="string">
            <text:p>Ekenapi ce ūno vīsatigaṇo bhikkhusaṃgho taṃ bhikkhuṃ abbheyya, so ca bhikkhu anabbhito, te ca bhikkhū gārayhā, ayaṃ tattha sāmīci.</text:p>
          </table:table-cell>
          <table:table-cell office:value-type="string" calcext:value-type="string">
            <text:p>If that monk is rehabilitated by an Sangha of even one less than twenty, that monk is not rehabilitated and those monks are at fault. This is the proper procedure. </text:p>
          </table:table-cell>
          <table:table-cell office:value-type="string" calcext:value-type="string">
            <text:p/>
          </table:table-cell>
          <table:table-cell office:value-type="string" calcext:value-type="string">
            <text:p>{}&lt;/p&gt;&lt;/section&gt;</text:p>
          </table:table-cell>
          <table:table-cell table:number-columns-repeated="2"/>
        </table:table-row>
        <table:table-row table:style-name="ro1">
          <table:table-cell office:value-type="string" calcext:value-type="string">
            <text:p>pli-tv-bu-vb-ss13:3.2.12</text:p>
          </table:table-cell>
          <table:table-cell office:value-type="string" calcext:value-type="string">
            <text:p>Tatthāyasmante pucchāmi—‘kaccittha parisuddhā’?</text:p>
          </table:table-cell>
          <table:table-cell office:value-type="string" calcext:value-type="string">
            <text:p>In regard to this I ask you, ‘Are you pure in this?’ </text:p>
          </table:table-cell>
          <table:table-cell office:value-type="string" calcext:value-type="string">
            <text:p/>
          </table:table-cell>
          <table:table-cell office:value-type="string" calcext:value-type="string">
            <text:p>&lt;section class='patimokkha'&gt;&lt;p&gt;{}</text:p>
          </table:table-cell>
          <table:table-cell table:number-columns-repeated="2"/>
        </table:table-row>
        <table:table-row table:style-name="ro1">
          <table:table-cell office:value-type="string" calcext:value-type="string">
            <text:p>pli-tv-bu-vb-ss13:3.2.13</text:p>
          </table:table-cell>
          <table:table-cell office:value-type="string" calcext:value-type="string">
            <text:p>Dutiyampi pucchāmi—‘kaccittha parisuddhā’?</text:p>
          </table:table-cell>
          <table:table-cell office:value-type="string" calcext:value-type="string">
            <text:p>A second time I ask, ‘Are you pure in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3.2.14</text:p>
          </table:table-cell>
          <table:table-cell office:value-type="string" calcext:value-type="string">
            <text:p>Tatiyampi pucchāmi—‘kaccittha parisuddhā’?</text:p>
          </table:table-cell>
          <table:table-cell office:value-type="string" calcext:value-type="string">
            <text:p>A third time I ask, ‘Are you pure in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bu-vb-ss13:3.2.15</text:p>
          </table:table-cell>
          <table:table-cell office:value-type="string" calcext:value-type="string">
            <text:p>Parisuddhetthāyasmanto. Tasmā tuṇhī, evametaṃ dhārayāmī”ti.</text:p>
          </table:table-cell>
          <table:table-cell office:value-type="string" calcext:value-type="string">
            <text:p>You are pure in this and therefore silent. I will remember it thus.” </text:p>
          </table:table-cell>
          <table:table-cell office:value-type="string" calcext:value-type="string">
            <text:p/>
          </table:table-cell>
          <table:table-cell office:value-type="string" calcext:value-type="string">
            <text:p>{}&lt;/p&gt;&lt;/section&gt;</text:p>
          </table:table-cell>
          <table:table-cell table:number-columns-repeated="2"/>
        </table:table-row>
        <table:table-row table:style-name="ro1">
          <table:table-cell office:value-type="string" calcext:value-type="string">
            <text:p>pli-tv-bu-vb-ss13:3.2.16</text:p>
          </table:table-cell>
          <table:table-cell office:value-type="string" calcext:value-type="string">
            <text:p>Terasakaṃ niṭṭhitaṃ.</text:p>
          </table:table-cell>
          <table:table-cell office:value-type="string" calcext:value-type="string">
            <text:p>The group of thirteen is finished. </text:p>
          </table:table-cell>
          <table:table-cell office:value-type="string" calcext:value-type="string">
            <text:p/>
          </table:table-cell>
          <table:table-cell office:value-type="string" calcext:value-type="string">
            <text:p>&lt;p class='endsutta'&gt;{}&lt;/p&gt;</text:p>
          </table:table-cell>
          <table:table-cell office:value-type="string" calcext:value-type="string">
            <text:p>ms1V_1797, sc45</text:p>
          </table:table-cell>
          <table:table-cell/>
        </table:table-row>
        <table:table-row table:style-name="ro1">
          <table:table-cell office:value-type="string" calcext:value-type="string">
            <text:p>pli-tv-bu-vb-ss13:3.2.17</text:p>
          </table:table-cell>
          <table:table-cell office:value-type="string" calcext:value-type="string">
            <text:p>Tassuddānaṃ</text:p>
          </table:table-cell>
          <table:table-cell office:value-type="string" calcext:value-type="string">
            <text:p>This is the summary: </text:p>
          </table:table-cell>
          <table:table-cell office:value-type="string" calcext:value-type="string">
            <text:p/>
          </table:table-cell>
          <table:table-cell office:value-type="string" calcext:value-type="string">
            <text:p>&lt;section class='uddana'&gt;&lt;p class='uddana-intro'&gt;{}&lt;/p&gt;</text:p>
          </table:table-cell>
          <table:table-cell office:value-type="string" calcext:value-type="string">
            <text:p>ms1V_1798, sc46</text:p>
          </table:table-cell>
          <table:table-cell/>
        </table:table-row>
        <table:table-row table:style-name="ro1">
          <table:table-cell office:value-type="string" calcext:value-type="string">
            <text:p>pli-tv-bu-vb-ss13:3.2.18</text:p>
          </table:table-cell>
          <table:table-cell office:value-type="string" calcext:value-type="string">
            <text:p>Vissaṭṭhi kāyasaṃsaggaṃ,</text:p>
          </table:table-cell>
          <table:table-cell office:value-type="string" calcext:value-type="string">
            <text:p>Emission, physical contact,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1.420, csp1ed1.284, csp2ed1.284, dr1.376, km2.349, ms1V_1799, sc47, vri87.291</text:p>
          </table:table-cell>
          <table:table-cell/>
        </table:table-row>
        <table:table-row table:style-name="ro1">
          <table:table-cell office:value-type="string" calcext:value-type="string">
            <text:p>pli-tv-bu-vb-ss13:3.2.19</text:p>
          </table:table-cell>
          <table:table-cell office:value-type="string" calcext:value-type="string">
            <text:p>duṭṭhullaṃ attakāmañca;</text:p>
          </table:table-cell>
          <table:table-cell office:value-type="string" calcext:value-type="string">
            <text:p>Indecent, and his own need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ss13:3.2.20</text:p>
          </table:table-cell>
          <table:table-cell office:value-type="string" calcext:value-type="string">
            <text:p>Sañcarittaṃ kuṭī ceva,</text:p>
          </table:table-cell>
          <table:table-cell office:value-type="string" calcext:value-type="string">
            <text:p>Mediation, and a hu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ss13:3.2.21</text:p>
          </table:table-cell>
          <table:table-cell office:value-type="string" calcext:value-type="string">
            <text:p>vihāro ca amūlakaṃ.</text:p>
          </table:table-cell>
          <table:table-cell office:value-type="string" calcext:value-type="string">
            <text:p>And a dwelling, groundl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bu-vb-ss13:3.2.22</text:p>
          </table:table-cell>
          <table:table-cell office:value-type="string" calcext:value-type="string">
            <text:p>Kiñcilesañca bhedo ca,</text:p>
          </table:table-cell>
          <table:table-cell office:value-type="string" calcext:value-type="string">
            <text:p>A pretext, and schism, </text:p>
          </table:table-cell>
          <table:table-cell office:value-type="string" calcext:value-type="string">
            <text:p/>
          </table:table-cell>
          <table:table-cell office:value-type="string" calcext:value-type="string">
            <text:p>&lt;p&gt;{}&lt;br&gt;</text:p>
          </table:table-cell>
          <table:table-cell office:value-type="string" calcext:value-type="string">
            <text:p>ms1V_1800, sc48</text:p>
          </table:table-cell>
          <table:table-cell/>
        </table:table-row>
        <table:table-row table:style-name="ro1">
          <table:table-cell office:value-type="string" calcext:value-type="string">
            <text:p>pli-tv-bu-vb-ss13:3.2.23</text:p>
          </table:table-cell>
          <table:table-cell office:value-type="string" calcext:value-type="string">
            <text:p>tasseva anuvattakā;</text:p>
          </table:table-cell>
          <table:table-cell office:value-type="string" calcext:value-type="string">
            <text:p>Those who side with hi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ss13:3.2.24</text:p>
          </table:table-cell>
          <table:table-cell office:value-type="string" calcext:value-type="string">
            <text:p>Dubbacaṃ kuladūsañca,</text:p>
          </table:table-cell>
          <table:table-cell office:value-type="string" calcext:value-type="string">
            <text:p>Difficult to correct, and corrupters of famili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bu-vb-ss13:3.2.25</text:p>
          </table:table-cell>
          <table:table-cell office:value-type="string" calcext:value-type="string">
            <text:p>saṃghādisesā terasāti.</text:p>
          </table:table-cell>
          <table:table-cell office:value-type="string" calcext:value-type="string">
            <text:p>The thirteen offenses entailing suspension. </text:p>
          </table:table-cell>
          <table:table-cell office:value-type="string" calcext:value-type="string">
            <text:p/>
          </table:table-cell>
          <table:table-cell office:value-type="string" calcext:value-type="string">
            <text:p>{}&lt;/p&gt;&lt;/blockquote&gt;&lt;/section&gt;</text:p>
          </table:table-cell>
          <table:table-cell table:number-columns-repeated="2"/>
        </table:table-row>
        <table:table-row table:style-name="ro1">
          <table:table-cell office:value-type="string" calcext:value-type="string">
            <text:p>pli-tv-bu-vb-ss13:3.2.26</text:p>
          </table:table-cell>
          <table:table-cell office:value-type="string" calcext:value-type="string">
            <text:p>Saṃghādisesakaṇḍaṃ niṭṭhitaṃ.</text:p>
          </table:table-cell>
          <table:table-cell office:value-type="string" calcext:value-type="string">
            <text:p>The chapter on offenses entailing suspension is finished.</text:p>
          </table:table-cell>
          <table:table-cell office:value-type="string" calcext:value-type="string">
            <text:p/>
          </table:table-cell>
          <table:table-cell office:value-type="string" calcext:value-type="string">
            <text:p>&lt;p class='endkanda'&gt;{}&lt;/p&gt;&lt;/article&gt;</text:p>
          </table:table-cell>
          <table:table-cell office:value-type="string" calcext:value-type="string">
            <text:p>ms1V_1801, sc49</text:p>
          </table:table-cell>
          <table:table-cell/>
        </table:table-row>
        <table:table-row table:style-name="ro1" table:number-rows-repeated="1048339">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Source Sans Variable" svg:font-family="'Source Sans Variable'"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Source Sans Variable" fo:font-family="'Source Sans Variable'" style:font-style-name="Regular" style:font-family-generic="swiss" style:font-pitch="variable" fo:font-size="16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09:12:51.948755</meta:creation-date>
    <dc:date>2020-06-19T09:16:14.284107703</dc:date>
    <meta:generator>LibreOffice/6.4.2.2$Linux_X86_64 LibreOffice_project/40$Build-2</meta:generator>
    <meta:editing-cycles>2</meta:editing-cycles>
    <meta:editing-duration>PT3M19S</meta:editing-duration>
    <meta:document-statistic meta:table-count="1" meta:cell-count="1255" meta:object-count="0"/>
  </office:meta>
</office:document-meta>
</file>